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72.24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21.03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17.9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21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4c7e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5e0b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 style:text-underline-style="none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8cba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style:text-line-through-style="solid" style:text-line-through-type="single" style:text-underline-style="none"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line-through-style="solid" style:text-line-through-type="single" style:text-underline-style="none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4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104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line-through-style="solid" style:text-line-through-type="single" style:text-underline-style="none"/>
    </style:style>
    <style:style style:name="ce2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6" style:base-cell-address="AZIONI.A1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7" style:base-cell-address="AZIONI.A1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8" style:base-cell-address="AZIONI.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9" style:base-cell-address="AZIONI.A1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 style:text-underline-style="none"/>
      <style:map style:condition="cell-content()=&quot;X&quot;" style:apply-style-name="cf9" style:base-cell-address="AZIONI.A1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10" style:base-cell-address="AZIONI.A1"/>
    </style:style>
    <style:style style:name="ce33" style:family="table-cell" style:parent-style-name="Default" style:data-style-name="N1">
      <style:table-cell-properties style:vertical-align="automatic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ZIONI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2" table:default-cell-style-name="ce1"/>
        <table:table-column table:style-name="co8" table:default-cell-style-name="ce1"/>
        <table:table-column table:style-name="co3" table:number-columns-repeated="6" table:default-cell-style-name="ce1"/>
        <table:table-column table:style-name="co9" table:number-columns-repeated="997" table:default-cell-style-name="ce1"/>
        <table:table-column table:style-name="co10" table:default-cell-style-name="ce1"/>
        <table:table-header-rows>
          <table:table-row table:style-name="ro1">
            <table:table-cell table:number-columns-repeated="5"/>
            <table:table-cell table:style-name="ce24"/>
            <table:table-cell/>
            <table:table-cell table:style-name="ce26" table:formula="of:=YEAR([.$F$3])*100+MONTH([.$F$3])" office:value-type="float" office:value="201805" calcext:value-type="float">
              <text:p>201805</text:p>
            </table:table-cell>
            <table:table-cell table:style-name="ce33" table:formula="of:=IF(RIGHT([.H1];2)&lt;&quot;12&quot;;[.H1]+1;(LEFT([.H1];4)+1)*100+1)" office:value-type="float" office:value="201806" calcext:value-type="float">
              <text:p>201806</text:p>
            </table:table-cell>
            <table:table-cell table:style-name="ce33" table:formula="of:=IF(RIGHT([.I1];2)&lt;&quot;12&quot;;[.I1]+1;(LEFT([.I1];4)+1)*100+1)" office:value-type="float" office:value="201807" calcext:value-type="float">
              <text:p>201807</text:p>
            </table:table-cell>
            <table:table-cell table:style-name="ce33" table:formula="of:=IF(RIGHT([.J1];2)&lt;&quot;12&quot;;[.J1]+1;(LEFT([.J1];4)+1)*100+1)" office:value-type="float" office:value="201808" calcext:value-type="float">
              <text:p>201808</text:p>
            </table:table-cell>
            <table:table-cell table:style-name="ce33" table:formula="of:=IF(RIGHT([.K1];2)&lt;&quot;12&quot;;[.K1]+1;(LEFT([.K1];4)+1)*100+1)" office:value-type="float" office:value="201809" calcext:value-type="float">
              <text:p>201809</text:p>
            </table:table-cell>
            <table:table-cell table:style-name="ce33" table:formula="of:=IF(RIGHT([.L1];2)&lt;&quot;12&quot;;[.L1]+1;(LEFT([.L1];4)+1)*100+1)" office:value-type="float" office:value="201810" calcext:value-type="float">
              <text:p>201810</text:p>
            </table:table-cell>
            <table:table-cell table:style-name="ce33" table:formula="of:=IF(RIGHT([.M1];2)&lt;&quot;12&quot;;[.M1]+1;(LEFT([.M1];4)+1)*100+1)" office:value-type="float" office:value="201811" calcext:value-type="float">
              <text:p>201811</text:p>
            </table:table-cell>
            <table:table-cell table:style-name="ce33" table:formula="of:=IF(RIGHT([.N1];2)&lt;&quot;12&quot;;[.N1]+1;(LEFT([.N1];4)+1)*100+1)" office:value-type="float" office:value="201812" calcext:value-type="float">
              <text:p>201812</text:p>
            </table:table-cell>
            <table:table-cell table:style-name="ce33" table:formula="of:=IF(RIGHT([.O1];2)&lt;&quot;12&quot;;[.O1]+1;(LEFT([.O1];4)+1)*100+1)" office:value-type="float" office:value="201901" calcext:value-type="float">
              <text:p>201901</text:p>
            </table:table-cell>
            <table:table-cell table:style-name="ce33" table:formula="of:=IF(RIGHT([.P1];2)&lt;&quot;12&quot;;[.P1]+1;(LEFT([.P1];4)+1)*100+1)" office:value-type="float" office:value="201902" calcext:value-type="float">
              <text:p>201902</text:p>
            </table:table-cell>
            <table:table-cell table:style-name="ce33" table:formula="of:=IF(RIGHT([.Q1];2)&lt;&quot;12&quot;;[.Q1]+1;(LEFT([.Q1];4)+1)*100+1)" office:value-type="float" office:value="201903" calcext:value-type="float">
              <text:p>201903</text:p>
            </table:table-cell>
            <table:table-cell table:style-name="ce33" table:formula="of:=IF(RIGHT([.R1];2)&lt;&quot;12&quot;;[.R1]+1;(LEFT([.R1];4)+1)*100+1)" office:value-type="float" office:value="201904" calcext:value-type="float">
              <text:p>201904</text:p>
            </table:table-cell>
            <table:table-cell table:number-columns-repeated="1005"/>
          </table:table-row>
          <table:table-row table:style-name="ro2">
            <table:table-cell table:style-name="ce2" office:value-type="string" calcext:value-type="string">
              <text:p>Attività</text:p>
            </table:table-cell>
            <table:table-cell table:style-name="ce2" office:value-type="string" calcext:value-type="string">
              <text:p>Descrizione</text:p>
            </table:table-cell>
            <table:table-cell table:style-name="ce2" office:value-type="string" calcext:value-type="string">
              <text:p>Progressivo e vincoli</text:p>
            </table:table-cell>
            <table:table-cell table:style-name="ce17" office:value-type="string" calcext:value-type="string">
              <text:p>Data inizio</text:p>
            </table:table-cell>
            <table:table-cell table:style-name="ce23" office:value-type="string" calcext:value-type="string">
              <text:p>Data fine</text:p>
            </table:table-cell>
            <table:table-cell table:style-name="ce25" office:value-type="string" calcext:value-type="string">
              <text:p>Inizio Risched.</text:p>
            </table:table-cell>
            <table:table-cell table:style-name="ce23" office:value-type="string" calcext:value-type="string">
              <text:p>Fine Risched</text:p>
            </table:table-cell>
            <table:table-cell table:style-name="ce2" office:value-type="string" calcext:value-type="string">
              <text:p>M1</text:p>
            </table:table-cell>
            <table:table-cell table:style-name="ce2" office:value-type="string" calcext:value-type="string">
              <text:p>M2</text:p>
            </table:table-cell>
            <table:table-cell table:style-name="ce2" office:value-type="string" calcext:value-type="string">
              <text:p>M3</text:p>
            </table:table-cell>
            <table:table-cell table:style-name="ce2" office:value-type="string" calcext:value-type="string">
              <text:p>M4</text:p>
            </table:table-cell>
            <table:table-cell table:style-name="ce2" office:value-type="string" calcext:value-type="string">
              <text:p>M5</text:p>
            </table:table-cell>
            <table:table-cell table:style-name="ce2" office:value-type="string" calcext:value-type="string">
              <text:p>M6</text:p>
            </table:table-cell>
            <table:table-cell table:style-name="ce2" office:value-type="string" calcext:value-type="string">
              <text:p>M7</text:p>
            </table:table-cell>
            <table:table-cell table:style-name="ce2" office:value-type="string" calcext:value-type="string">
              <text:p>M8</text:p>
            </table:table-cell>
            <table:table-cell table:style-name="ce2" office:value-type="string" calcext:value-type="string">
              <text:p>M9</text:p>
            </table:table-cell>
            <table:table-cell table:style-name="ce2" office:value-type="string" calcext:value-type="string">
              <text:p>M10</text:p>
            </table:table-cell>
            <table:table-cell table:style-name="ce2" office:value-type="string" calcext:value-type="string">
              <text:p>M11</text:p>
            </table:table-cell>
            <table:table-cell table:style-name="ce2" office:value-type="string" calcext:value-type="string">
              <text:p>M12</text:p>
            </table:table-cell>
            <table:table-cell table:style-name="ce34" table:number-columns-repeated="7"/>
            <table:table-cell table:number-columns-repeated="998"/>
          </table:table-row>
        </table:table-header-rows>
        <table:table-row table:style-name="ro3">
          <table:table-cell table:style-name="ce3" office:value-type="string" calcext:value-type="string">
            <text:p>A1.1</text:p>
          </table:table-cell>
          <table:table-cell table:style-name="ce10" office:value-type="string" calcext:value-type="string">
            <text:p>Kickoff di Progetto <text:span text:style-name="T1">con descrizione degli obiettivi progettuali, azioni ed attività, composizione del Comitato Scientifico, ruoli e responsabilità per le diverse azioni progettuali</text:span></text:p>
            <text:p><text:span text:style-name="T1">Output:</text:span></text:p>
            <text:p><text:span text:style-name="T1">- materiale kickoff di Progetto</text:span></text:p>
            <text:p><text:span text:style-name="T1">- matrice RACI per tutte le azioni ed attività del Progetto, con assegnazione di Ruoli e Responsabilità nel gruppo di lavoro e Comitato Scientifico</text:span></text:p>
            <text:p><text:span text:style-name="T1">- pianificazione di massima del Progetto, delle azioni ed attività</text:span></text:p>
            <text:p><text:span text:style-name="T1">- definizione dei prossimi passi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date" office:date-value="2017-10-02" calcext:value-type="date">
            <text:p>2/10/17</text:p>
          </table:table-cell>
          <table:table-cell table:style-name="ce18" office:value-type="date" office:date-value="2017-10-06" calcext:value-type="date">
            <text:p>6/10/17</text:p>
          </table:table-cell>
          <table:table-cell table:style-name="ce20" office:value-type="date" office:date-value="2018-05-02" calcext:value-type="date">
            <text:p>2/5/18</text:p>
          </table:table-cell>
          <table:table-cell table:style-name="ce20" office:value-type="date" office:date-value="2018-05-06" calcext:value-type="date">
            <text:p>6/5/18</text:p>
          </table:table-cell>
          <table:table-cell table:style-name="ce27" table:formula="of:=IF(AND([.H$1]&gt;=YEAR([.$F3])*100+MONTH([.$F3]);[.H$1]&lt;=YEAR([.$G3])*100+MONTH([.$G3]));&quot;X&quot;;&quot;&quot;)" office:value-type="string" office:string-value="X" calcext:value-type="string">
            <text:p>X</text:p>
          </table:table-cell>
          <table:table-cell table:style-name="ce27" table:formula="of:=IF(AND([.I$1]&gt;=YEAR([.$F3])*100+MONTH([.$F3]);[.I$1]&lt;=YEAR([.$G3])*100+MONTH([.$G3]));&quot;X&quot;;&quot;&quot;)">
            <text:p/>
          </table:table-cell>
          <table:table-cell table:style-name="ce27" table:formula="of:=IF(AND([.J$1]&gt;=YEAR([.$F3])*100+MONTH([.$F3]);[.J$1]&lt;=YEAR([.$G3])*100+MONTH([.$G3]));&quot;X&quot;;&quot;&quot;)">
            <text:p/>
          </table:table-cell>
          <table:table-cell table:style-name="ce27" table:formula="of:=IF(AND([.K$1]&gt;=YEAR([.$F3])*100+MONTH([.$F3]);[.K$1]&lt;=YEAR([.$G3])*100+MONTH([.$G3]));&quot;X&quot;;&quot;&quot;)">
            <text:p/>
          </table:table-cell>
          <table:table-cell table:style-name="ce27" table:formula="of:=IF(AND([.L$1]&gt;=YEAR([.$F3])*100+MONTH([.$F3]);[.L$1]&lt;=YEAR([.$G3])*100+MONTH([.$G3]));&quot;X&quot;;&quot;&quot;)">
            <text:p/>
          </table:table-cell>
          <table:table-cell table:style-name="ce27" table:formula="of:=IF(AND([.M$1]&gt;=YEAR([.$F3])*100+MONTH([.$F3]);[.M$1]&lt;=YEAR([.$G3])*100+MONTH([.$G3]));&quot;X&quot;;&quot;&quot;)">
            <text:p/>
          </table:table-cell>
          <table:table-cell table:style-name="ce27" table:formula="of:=IF(AND([.N$1]&gt;=YEAR([.$F3])*100+MONTH([.$F3]);[.N$1]&lt;=YEAR([.$G3])*100+MONTH([.$G3]));&quot;X&quot;;&quot;&quot;)">
            <text:p/>
          </table:table-cell>
          <table:table-cell table:style-name="ce27" table:formula="of:=IF(AND([.O$1]&gt;=YEAR([.$F3])*100+MONTH([.$F3]);[.O$1]&lt;=YEAR([.$G3])*100+MONTH([.$G3]));&quot;X&quot;;&quot;&quot;)">
            <text:p/>
          </table:table-cell>
          <table:table-cell table:style-name="ce27" table:formula="of:=IF(AND([.P$1]&gt;=YEAR([.$F3])*100+MONTH([.$F3]);[.P$1]&lt;=YEAR([.$G3])*100+MONTH([.$G3]));&quot;X&quot;;&quot;&quot;)">
            <text:p/>
          </table:table-cell>
          <table:table-cell table:style-name="ce27" table:formula="of:=IF(AND([.Q$1]&gt;=YEAR([.$F3])*100+MONTH([.$F3]);[.Q$1]&lt;=YEAR([.$G3])*100+MONTH([.$G3]));&quot;X&quot;;&quot;&quot;)">
            <text:p/>
          </table:table-cell>
          <table:table-cell table:style-name="ce27" table:formula="of:=IF(AND([.R$1]&gt;=YEAR([.$F3])*100+MONTH([.$F3]);[.R$1]&lt;=YEAR([.$G3])*100+MONTH([.$G3]));&quot;X&quot;;&quot;&quot;)">
            <text:p/>
          </table:table-cell>
          <table:table-cell table:style-name="ce27" table:formula="of:=IF(AND([.S$1]&gt;=YEAR([.$F3])*100+MONTH([.$F3]);[.S$1]&lt;=YEAR([.$G3])*100+MONTH([.$G3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1.2</text:p>
          </table:table-cell>
          <table:table-cell table:style-name="ce10" office:value-type="string" calcext:value-type="string">
            <text:p>Definizione di metodologia di Direzione, Coordinamento e Monitoraggio del Progetto<text:span text:style-name="T1"> da parte del Comitato Scientifico, inclusa la gestione dei rischi di progetto e la metodologia di raccolta e condivisione dei documenti di Progetto e la strategia di comunicazione</text:span></text:p>
            <text:p><text:span text:style-name="T1">Output:</text:span></text:p>
            <text:p><text:span text:style-name="T1">- metodologia progettuale per assicurare una gestione omnicomprensiva dei diversi aspetti da indirizzare e manutere durante l'intero ciclo di vita del progetto</text:span></text:p>
            <text:p><text:span text:style-name="T1">- strategia di comunicazione interna al gruppo di lavoro</text:span>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date" office:date-value="2017-10-09" calcext:value-type="date">
            <text:p>9/10/17</text:p>
          </table:table-cell>
          <table:table-cell table:style-name="ce20" office:value-type="date" office:date-value="2017-10-13" calcext:value-type="date">
            <text:p>13/10/17</text:p>
          </table:table-cell>
          <table:table-cell table:style-name="ce20" office:value-type="date" office:date-value="2018-05-09" calcext:value-type="date">
            <text:p>9/5/18</text:p>
          </table:table-cell>
          <table:table-cell table:style-name="ce20" office:value-type="date" office:date-value="2018-05-13" calcext:value-type="date">
            <text:p>13/5/18</text:p>
          </table:table-cell>
          <table:table-cell table:style-name="ce27" table:formula="of:=IF(AND([.H$1]&gt;=YEAR([.$F4])*100+MONTH([.$F4]);[.H$1]&lt;=YEAR([.$G4])*100+MONTH([.$G4]));&quot;X&quot;;&quot;&quot;)" office:value-type="string" office:string-value="X" calcext:value-type="string">
            <text:p>X</text:p>
          </table:table-cell>
          <table:table-cell table:style-name="ce27" table:formula="of:=IF(AND([.I$1]&gt;=YEAR([.$F4])*100+MONTH([.$F4]);[.I$1]&lt;=YEAR([.$G4])*100+MONTH([.$G4]));&quot;X&quot;;&quot;&quot;)">
            <text:p/>
          </table:table-cell>
          <table:table-cell table:style-name="ce27" table:formula="of:=IF(AND([.J$1]&gt;=YEAR([.$F4])*100+MONTH([.$F4]);[.J$1]&lt;=YEAR([.$G4])*100+MONTH([.$G4]));&quot;X&quot;;&quot;&quot;)">
            <text:p/>
          </table:table-cell>
          <table:table-cell table:style-name="ce27" table:formula="of:=IF(AND([.K$1]&gt;=YEAR([.$F4])*100+MONTH([.$F4]);[.K$1]&lt;=YEAR([.$G4])*100+MONTH([.$G4]));&quot;X&quot;;&quot;&quot;)">
            <text:p/>
          </table:table-cell>
          <table:table-cell table:style-name="ce27" table:formula="of:=IF(AND([.L$1]&gt;=YEAR([.$F4])*100+MONTH([.$F4]);[.L$1]&lt;=YEAR([.$G4])*100+MONTH([.$G4]));&quot;X&quot;;&quot;&quot;)">
            <text:p/>
          </table:table-cell>
          <table:table-cell table:style-name="ce27" table:formula="of:=IF(AND([.M$1]&gt;=YEAR([.$F4])*100+MONTH([.$F4]);[.M$1]&lt;=YEAR([.$G4])*100+MONTH([.$G4]));&quot;X&quot;;&quot;&quot;)">
            <text:p/>
          </table:table-cell>
          <table:table-cell table:style-name="ce27" table:formula="of:=IF(AND([.N$1]&gt;=YEAR([.$F4])*100+MONTH([.$F4]);[.N$1]&lt;=YEAR([.$G4])*100+MONTH([.$G4]));&quot;X&quot;;&quot;&quot;)">
            <text:p/>
          </table:table-cell>
          <table:table-cell table:style-name="ce27" table:formula="of:=IF(AND([.O$1]&gt;=YEAR([.$F4])*100+MONTH([.$F4]);[.O$1]&lt;=YEAR([.$G4])*100+MONTH([.$G4]));&quot;X&quot;;&quot;&quot;)">
            <text:p/>
          </table:table-cell>
          <table:table-cell table:style-name="ce27" table:formula="of:=IF(AND([.P$1]&gt;=YEAR([.$F4])*100+MONTH([.$F4]);[.P$1]&lt;=YEAR([.$G4])*100+MONTH([.$G4]));&quot;X&quot;;&quot;&quot;)">
            <text:p/>
          </table:table-cell>
          <table:table-cell table:style-name="ce27" table:formula="of:=IF(AND([.Q$1]&gt;=YEAR([.$F4])*100+MONTH([.$F4]);[.Q$1]&lt;=YEAR([.$G4])*100+MONTH([.$G4]));&quot;X&quot;;&quot;&quot;)">
            <text:p/>
          </table:table-cell>
          <table:table-cell table:style-name="ce27" table:formula="of:=IF(AND([.R$1]&gt;=YEAR([.$F4])*100+MONTH([.$F4]);[.R$1]&lt;=YEAR([.$G4])*100+MONTH([.$G4]));&quot;X&quot;;&quot;&quot;)">
            <text:p/>
          </table:table-cell>
          <table:table-cell table:style-name="ce27" table:formula="of:=IF(AND([.S$1]&gt;=YEAR([.$F4])*100+MONTH([.$F4]);[.S$1]&lt;=YEAR([.$G4])*100+MONTH([.$G4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1.3</text:p>
          </table:table-cell>
          <table:table-cell table:style-name="ce10" office:value-type="string" calcext:value-type="string">
            <text:p>Definizione del Piano di Lavoro annuale e del Programma di lavoro<text:span text:style-name="T1"> da parte del Comitato Scientifico, con descrizione dei task progettuali e relativi obiettivi basati sulle azioni A1 - A5, indicatori e target</text:span></text:p>
            <text:p><text:span text:style-name="T1">Output:</text:span></text:p>
            <text:p><text:span text:style-name="T1">- Piano di Lavoro annuale</text:span></text:p>
            <text:p><text:span text:style-name="T1">- Programma di lavoro dettagliato dei task progettuali, con obiettivi, quick wins, risorse, prioritizzazione e dipendenze tra task, deliverable e tempistiche</text:span></text:p>
            <text:p><text:span text:style-name="T1">- indicatori e target progettuali</text:span>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date" office:date-value="2017-10-02" calcext:value-type="date">
            <text:p>2/10/17</text:p>
          </table:table-cell>
          <table:table-cell table:style-name="ce20" office:value-type="date" office:date-value="2017-10-20" calcext:value-type="date">
            <text:p>20/10/17</text:p>
          </table:table-cell>
          <table:table-cell table:style-name="ce20" office:value-type="date" office:date-value="2018-05-02" calcext:value-type="date">
            <text:p>2/5/18</text:p>
          </table:table-cell>
          <table:table-cell table:style-name="ce20" office:value-type="date" office:date-value="2018-05-20" calcext:value-type="date">
            <text:p>20/5/18</text:p>
          </table:table-cell>
          <table:table-cell table:style-name="ce27" table:formula="of:=IF(AND([.H$1]&gt;=YEAR([.$F5])*100+MONTH([.$F5]);[.H$1]&lt;=YEAR([.$G5])*100+MONTH([.$G5]));&quot;X&quot;;&quot;&quot;)" office:value-type="string" office:string-value="X" calcext:value-type="string">
            <text:p>X</text:p>
          </table:table-cell>
          <table:table-cell table:style-name="ce27" table:formula="of:=IF(AND([.I$1]&gt;=YEAR([.$F5])*100+MONTH([.$F5]);[.I$1]&lt;=YEAR([.$G5])*100+MONTH([.$G5]));&quot;X&quot;;&quot;&quot;)">
            <text:p/>
          </table:table-cell>
          <table:table-cell table:style-name="ce27" table:formula="of:=IF(AND([.J$1]&gt;=YEAR([.$F5])*100+MONTH([.$F5]);[.J$1]&lt;=YEAR([.$G5])*100+MONTH([.$G5]));&quot;X&quot;;&quot;&quot;)">
            <text:p/>
          </table:table-cell>
          <table:table-cell table:style-name="ce27" table:formula="of:=IF(AND([.K$1]&gt;=YEAR([.$F5])*100+MONTH([.$F5]);[.K$1]&lt;=YEAR([.$G5])*100+MONTH([.$G5]));&quot;X&quot;;&quot;&quot;)">
            <text:p/>
          </table:table-cell>
          <table:table-cell table:style-name="ce27" table:formula="of:=IF(AND([.L$1]&gt;=YEAR([.$F5])*100+MONTH([.$F5]);[.L$1]&lt;=YEAR([.$G5])*100+MONTH([.$G5]));&quot;X&quot;;&quot;&quot;)">
            <text:p/>
          </table:table-cell>
          <table:table-cell table:style-name="ce27" table:formula="of:=IF(AND([.M$1]&gt;=YEAR([.$F5])*100+MONTH([.$F5]);[.M$1]&lt;=YEAR([.$G5])*100+MONTH([.$G5]));&quot;X&quot;;&quot;&quot;)">
            <text:p/>
          </table:table-cell>
          <table:table-cell table:style-name="ce27" table:formula="of:=IF(AND([.N$1]&gt;=YEAR([.$F5])*100+MONTH([.$F5]);[.N$1]&lt;=YEAR([.$G5])*100+MONTH([.$G5]));&quot;X&quot;;&quot;&quot;)">
            <text:p/>
          </table:table-cell>
          <table:table-cell table:style-name="ce27" table:formula="of:=IF(AND([.O$1]&gt;=YEAR([.$F5])*100+MONTH([.$F5]);[.O$1]&lt;=YEAR([.$G5])*100+MONTH([.$G5]));&quot;X&quot;;&quot;&quot;)">
            <text:p/>
          </table:table-cell>
          <table:table-cell table:style-name="ce27" table:formula="of:=IF(AND([.P$1]&gt;=YEAR([.$F5])*100+MONTH([.$F5]);[.P$1]&lt;=YEAR([.$G5])*100+MONTH([.$G5]));&quot;X&quot;;&quot;&quot;)">
            <text:p/>
          </table:table-cell>
          <table:table-cell table:style-name="ce27" table:formula="of:=IF(AND([.Q$1]&gt;=YEAR([.$F5])*100+MONTH([.$F5]);[.Q$1]&lt;=YEAR([.$G5])*100+MONTH([.$G5]));&quot;X&quot;;&quot;&quot;)">
            <text:p/>
          </table:table-cell>
          <table:table-cell table:style-name="ce27" table:formula="of:=IF(AND([.R$1]&gt;=YEAR([.$F5])*100+MONTH([.$F5]);[.R$1]&lt;=YEAR([.$G5])*100+MONTH([.$G5]));&quot;X&quot;;&quot;&quot;)">
            <text:p/>
          </table:table-cell>
          <table:table-cell table:style-name="ce27" table:formula="of:=IF(AND([.S$1]&gt;=YEAR([.$F5])*100+MONTH([.$F5]);[.S$1]&lt;=YEAR([.$G5])*100+MONTH([.$G5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1.4</text:p>
          </table:table-cell>
          <table:table-cell table:style-name="ce10" office:value-type="string" calcext:value-type="string">
            <text:p>Esecuzione del Programma di lavoro <text:span text:style-name="T1">con Direzione, Coordinamento e Monitoraggio del Comitato Scientifico</text:span></text:p>
            <text:p><text:span text:style-name="T1">Output:</text:span></text:p>
            <text:p><text:span text:style-name="T1">- SAL mensili degli obiettivi e dei task progettuali, con attenzione ai quick wins ed al monitoraggio dei rischi</text:span></text:p>
            <text:p><text:span text:style-name="T1">- misurazioni degli indicatori, con individuazione degli scostamenti e definizione di nuovi indicatori o nuovi target</text:span></text:p>
            <text:p><text:span text:style-name="T1">- Programma di lavoro aggiornato con azioni correttive, ripianificazione di task, nuovi indicatori o nuovi target</text:span></text:p>
            <text:p><text:span text:style-name="T1">- comunicazioni ai partner</text:span>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date" office:date-value="2017-10-23" calcext:value-type="date">
            <text:p>23/10/17</text:p>
          </table:table-cell>
          <table:table-cell table:style-name="ce20" office:value-type="date" office:date-value="2018-09-28" calcext:value-type="date">
            <text:p>28/9/18</text:p>
          </table:table-cell>
          <table:table-cell table:style-name="ce20" office:value-type="date" office:date-value="2018-05-23" calcext:value-type="date">
            <text:p>23/5/18</text:p>
          </table:table-cell>
          <table:table-cell table:style-name="ce20" office:value-type="date" office:date-value="2019-04-28" calcext:value-type="date">
            <text:p>28/4/19</text:p>
          </table:table-cell>
          <table:table-cell table:style-name="ce27" table:formula="of:=IF(AND([.H$1]&gt;=YEAR([.$F6])*100+MONTH([.$F6]);[.H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I$1]&gt;=YEAR([.$F6])*100+MONTH([.$F6]);[.I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J$1]&gt;=YEAR([.$F6])*100+MONTH([.$F6]);[.J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K$1]&gt;=YEAR([.$F6])*100+MONTH([.$F6]);[.K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L$1]&gt;=YEAR([.$F6])*100+MONTH([.$F6]);[.L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M$1]&gt;=YEAR([.$F6])*100+MONTH([.$F6]);[.M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N$1]&gt;=YEAR([.$F6])*100+MONTH([.$F6]);[.N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O$1]&gt;=YEAR([.$F6])*100+MONTH([.$F6]);[.O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P$1]&gt;=YEAR([.$F6])*100+MONTH([.$F6]);[.P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Q$1]&gt;=YEAR([.$F6])*100+MONTH([.$F6]);[.Q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R$1]&gt;=YEAR([.$F6])*100+MONTH([.$F6]);[.R$1]&lt;=YEAR([.$G6])*100+MONTH([.$G6]));&quot;X&quot;;&quot;&quot;)" office:value-type="string" office:string-value="X" calcext:value-type="string">
            <text:p>X</text:p>
          </table:table-cell>
          <table:table-cell table:style-name="ce27" table:formula="of:=IF(AND([.S$1]&gt;=YEAR([.$F6])*100+MONTH([.$F6]);[.S$1]&lt;=YEAR([.$G6])*100+MONTH([.$G6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1.5</text:p>
          </table:table-cell>
          <table:table-cell table:style-name="ce10" office:value-type="string" calcext:value-type="string">
            <text:p>Monitoraggio amministrativo mensile dei costi di Progetto <text:span text:style-name="T1">nel rispetto dell'intervento finanziato e delle tipologie di spesa ritenute ammissibili</text:span></text:p>
            <text:p><text:span text:style-name="T1">Output:</text:span></text:p>
            <text:p><text:span text:style-name="T1">- stati avanzamento amministrativi periodici</text:span></text:p>
            <text:p><text:span text:style-name="T1">- misurazione degli indicatori amministrativi, con individuazione degli scostamenti rispetto ai target definiti ed azioni di miglioramento</text:span></text:p>
            <text:p><text:span text:style-name="T1">- comunicazioni ai partner</text:span>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date" office:date-value="2017-10-02" calcext:value-type="date">
            <text:p>2/10/17</text:p>
          </table:table-cell>
          <table:table-cell table:style-name="ce20" office:value-type="date" office:date-value="2018-09-28" calcext:value-type="date">
            <text:p>28/9/18</text:p>
          </table:table-cell>
          <table:table-cell table:style-name="ce20" office:value-type="date" office:date-value="2018-05-02" calcext:value-type="date">
            <text:p>2/5/18</text:p>
          </table:table-cell>
          <table:table-cell table:style-name="ce20" office:value-type="date" office:date-value="2019-04-28" calcext:value-type="date">
            <text:p>28/4/19</text:p>
          </table:table-cell>
          <table:table-cell table:style-name="ce27" table:formula="of:=IF(AND([.H$1]&gt;=YEAR([.$F7])*100+MONTH([.$F7]);[.H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I$1]&gt;=YEAR([.$F7])*100+MONTH([.$F7]);[.I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J$1]&gt;=YEAR([.$F7])*100+MONTH([.$F7]);[.J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K$1]&gt;=YEAR([.$F7])*100+MONTH([.$F7]);[.K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L$1]&gt;=YEAR([.$F7])*100+MONTH([.$F7]);[.L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M$1]&gt;=YEAR([.$F7])*100+MONTH([.$F7]);[.M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N$1]&gt;=YEAR([.$F7])*100+MONTH([.$F7]);[.N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O$1]&gt;=YEAR([.$F7])*100+MONTH([.$F7]);[.O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P$1]&gt;=YEAR([.$F7])*100+MONTH([.$F7]);[.P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Q$1]&gt;=YEAR([.$F7])*100+MONTH([.$F7]);[.Q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R$1]&gt;=YEAR([.$F7])*100+MONTH([.$F7]);[.R$1]&lt;=YEAR([.$G7])*100+MONTH([.$G7]));&quot;X&quot;;&quot;&quot;)" office:value-type="string" office:string-value="X" calcext:value-type="string">
            <text:p>X</text:p>
          </table:table-cell>
          <table:table-cell table:style-name="ce27" table:formula="of:=IF(AND([.S$1]&gt;=YEAR([.$F7])*100+MONTH([.$F7]);[.S$1]&lt;=YEAR([.$G7])*100+MONTH([.$G7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1.6</text:p>
          </table:table-cell>
          <table:table-cell table:style-name="ce10" office:value-type="string" calcext:value-type="string">
            <text:p>Chiusura del Progetto<text:span text:style-name="T1">, con verifica complessiva degli obiettivi delle azioni e focus su quelli rivolti a evoluzione, promozione, comunicazione e disseminazione della buona pratica e "lessons learned" per assicurare l'evoluzione della buona pratica</text:span></text:p>
            <text:p><text:span text:style-name="T1">Output:</text:span></text:p>
            <text:p><text:span text:style-name="T1">- raccolta di tutti i documenti di progetto</text:span></text:p>
            <text:p><text:span text:style-name="T1">- versione definitiva del kit di riuso</text:span></text:p>
            <text:p><text:span text:style-name="T1">- indicatori e target finali per l'attuazione della buona pratica</text:span></text:p>
            <text:p><text:span text:style-name="T1">- raccomandazioni per future attuazioni della buona pratica</text:span></text:p>
          </table:table-cell>
          <table:table-cell table:style-name="ce14" office:value-type="string" calcext:value-type="string">
            <text:p>da inserire alla fine</text:p>
          </table:table-cell>
          <table:table-cell table:style-name="ce20" office:value-type="date" office:date-value="2018-09-03" calcext:value-type="date">
            <text:p>3/9/18</text:p>
          </table:table-cell>
          <table:table-cell table:style-name="ce20" office:value-type="date" office:date-value="2018-09-28" calcext:value-type="date">
            <text:p>28/9/18</text:p>
          </table:table-cell>
          <table:table-cell table:style-name="ce20" office:value-type="date" office:date-value="2019-04-03" calcext:value-type="date">
            <text:p>3/4/19</text:p>
          </table:table-cell>
          <table:table-cell table:style-name="ce20" office:value-type="date" office:date-value="2019-04-28" calcext:value-type="date">
            <text:p>28/4/19</text:p>
          </table:table-cell>
          <table:table-cell table:style-name="ce27" table:formula="of:=IF(AND([.H$1]&gt;=YEAR([.$F8])*100+MONTH([.$F8]);[.H$1]&lt;=YEAR([.$G8])*100+MONTH([.$G8]));&quot;X&quot;;&quot;&quot;)">
            <text:p/>
          </table:table-cell>
          <table:table-cell table:style-name="ce27" table:formula="of:=IF(AND([.I$1]&gt;=YEAR([.$F8])*100+MONTH([.$F8]);[.I$1]&lt;=YEAR([.$G8])*100+MONTH([.$G8]));&quot;X&quot;;&quot;&quot;)">
            <text:p/>
          </table:table-cell>
          <table:table-cell table:style-name="ce27" table:formula="of:=IF(AND([.J$1]&gt;=YEAR([.$F8])*100+MONTH([.$F8]);[.J$1]&lt;=YEAR([.$G8])*100+MONTH([.$G8]));&quot;X&quot;;&quot;&quot;)">
            <text:p/>
          </table:table-cell>
          <table:table-cell table:style-name="ce27" table:formula="of:=IF(AND([.K$1]&gt;=YEAR([.$F8])*100+MONTH([.$F8]);[.K$1]&lt;=YEAR([.$G8])*100+MONTH([.$G8]));&quot;X&quot;;&quot;&quot;)">
            <text:p/>
          </table:table-cell>
          <table:table-cell table:style-name="ce27" table:formula="of:=IF(AND([.L$1]&gt;=YEAR([.$F8])*100+MONTH([.$F8]);[.L$1]&lt;=YEAR([.$G8])*100+MONTH([.$G8]));&quot;X&quot;;&quot;&quot;)">
            <text:p/>
          </table:table-cell>
          <table:table-cell table:style-name="ce27" table:formula="of:=IF(AND([.M$1]&gt;=YEAR([.$F8])*100+MONTH([.$F8]);[.M$1]&lt;=YEAR([.$G8])*100+MONTH([.$G8]));&quot;X&quot;;&quot;&quot;)">
            <text:p/>
          </table:table-cell>
          <table:table-cell table:style-name="ce27" table:formula="of:=IF(AND([.N$1]&gt;=YEAR([.$F8])*100+MONTH([.$F8]);[.N$1]&lt;=YEAR([.$G8])*100+MONTH([.$G8]));&quot;X&quot;;&quot;&quot;)">
            <text:p/>
          </table:table-cell>
          <table:table-cell table:style-name="ce27" table:formula="of:=IF(AND([.O$1]&gt;=YEAR([.$F8])*100+MONTH([.$F8]);[.O$1]&lt;=YEAR([.$G8])*100+MONTH([.$G8]));&quot;X&quot;;&quot;&quot;)">
            <text:p/>
          </table:table-cell>
          <table:table-cell table:style-name="ce27" table:formula="of:=IF(AND([.P$1]&gt;=YEAR([.$F8])*100+MONTH([.$F8]);[.P$1]&lt;=YEAR([.$G8])*100+MONTH([.$G8]));&quot;X&quot;;&quot;&quot;)">
            <text:p/>
          </table:table-cell>
          <table:table-cell table:style-name="ce27" table:formula="of:=IF(AND([.Q$1]&gt;=YEAR([.$F8])*100+MONTH([.$F8]);[.Q$1]&lt;=YEAR([.$G8])*100+MONTH([.$G8]));&quot;X&quot;;&quot;&quot;)">
            <text:p/>
          </table:table-cell>
          <table:table-cell table:style-name="ce27" table:formula="of:=IF(AND([.R$1]&gt;=YEAR([.$F8])*100+MONTH([.$F8]);[.R$1]&lt;=YEAR([.$G8])*100+MONTH([.$G8]));&quot;X&quot;;&quot;&quot;)">
            <text:p/>
          </table:table-cell>
          <table:table-cell table:style-name="ce27" table:formula="of:=IF(AND([.S$1]&gt;=YEAR([.$F8])*100+MONTH([.$F8]);[.S$1]&lt;=YEAR([.$G8])*100+MONTH([.$G8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1</text:p>
          </table:table-cell>
          <table:table-cell table:style-name="ce10" office:value-type="string" calcext:value-type="string">
            <text:p>Definizione e Descrizione dei fattori amministrativi, normativi o regolamentari interni ed esterni<text:span text:style-name="T1">, quali ad esempio normativa sulla conservazione, standard di riferimento nazionali ed internazionali, accreditamento e certificazioni conservatori, piani strategici, accordi d'intesa, convenzione enti, ecc.</text:span></text:p>
            <text:p><text:span text:style-name="T1">Output: Capitoli 1-4 del modello di Manuale di Conservazione di scenario 1 e 3</text:span></text:p>
          </table:table-cell>
          <table:table-cell table:style-name="ce14"/>
          <table:table-cell table:style-name="ce20" office:value-type="date" office:date-value="2017-10-23" calcext:value-type="date">
            <text:p>23/10/17</text:p>
          </table:table-cell>
          <table:table-cell table:style-name="ce20" office:value-type="date" office:date-value="2017-11-03" calcext:value-type="date">
            <text:p>3/11/17</text:p>
          </table:table-cell>
          <table:table-cell table:style-name="ce20" office:value-type="date" office:date-value="2018-05-23" calcext:value-type="date">
            <text:p>23/5/18</text:p>
          </table:table-cell>
          <table:table-cell table:style-name="ce20" office:value-type="date" office:date-value="2018-06-03" calcext:value-type="date">
            <text:p>3/6/18</text:p>
          </table:table-cell>
          <table:table-cell table:style-name="ce28" table:formula="of:=IF(AND([.H$1]&gt;=YEAR([.$F9])*100+MONTH([.$F9]);[.H$1]&lt;=YEAR([.$G9])*100+MONTH([.$G9]));&quot;X&quot;;&quot;&quot;)" office:value-type="string" office:string-value="X" calcext:value-type="string">
            <text:p>X</text:p>
          </table:table-cell>
          <table:table-cell table:style-name="ce28" table:formula="of:=IF(AND([.I$1]&gt;=YEAR([.$F9])*100+MONTH([.$F9]);[.I$1]&lt;=YEAR([.$G9])*100+MONTH([.$G9]));&quot;X&quot;;&quot;&quot;)" office:value-type="string" office:string-value="X" calcext:value-type="string">
            <text:p>X</text:p>
          </table:table-cell>
          <table:table-cell table:style-name="ce28" table:formula="of:=IF(AND([.J$1]&gt;=YEAR([.$F9])*100+MONTH([.$F9]);[.J$1]&lt;=YEAR([.$G9])*100+MONTH([.$G9]));&quot;X&quot;;&quot;&quot;)">
            <text:p/>
          </table:table-cell>
          <table:table-cell table:style-name="ce28" table:formula="of:=IF(AND([.K$1]&gt;=YEAR([.$F9])*100+MONTH([.$F9]);[.K$1]&lt;=YEAR([.$G9])*100+MONTH([.$G9]));&quot;X&quot;;&quot;&quot;)">
            <text:p/>
          </table:table-cell>
          <table:table-cell table:style-name="ce28" table:formula="of:=IF(AND([.L$1]&gt;=YEAR([.$F9])*100+MONTH([.$F9]);[.L$1]&lt;=YEAR([.$G9])*100+MONTH([.$G9]));&quot;X&quot;;&quot;&quot;)">
            <text:p/>
          </table:table-cell>
          <table:table-cell table:style-name="ce28" table:formula="of:=IF(AND([.M$1]&gt;=YEAR([.$F9])*100+MONTH([.$F9]);[.M$1]&lt;=YEAR([.$G9])*100+MONTH([.$G9]));&quot;X&quot;;&quot;&quot;)">
            <text:p/>
          </table:table-cell>
          <table:table-cell table:style-name="ce28" table:formula="of:=IF(AND([.N$1]&gt;=YEAR([.$F9])*100+MONTH([.$F9]);[.N$1]&lt;=YEAR([.$G9])*100+MONTH([.$G9]));&quot;X&quot;;&quot;&quot;)">
            <text:p/>
          </table:table-cell>
          <table:table-cell table:style-name="ce28" table:formula="of:=IF(AND([.O$1]&gt;=YEAR([.$F9])*100+MONTH([.$F9]);[.O$1]&lt;=YEAR([.$G9])*100+MONTH([.$G9]));&quot;X&quot;;&quot;&quot;)">
            <text:p/>
          </table:table-cell>
          <table:table-cell table:style-name="ce28" table:formula="of:=IF(AND([.P$1]&gt;=YEAR([.$F9])*100+MONTH([.$F9]);[.P$1]&lt;=YEAR([.$G9])*100+MONTH([.$G9]));&quot;X&quot;;&quot;&quot;)">
            <text:p/>
          </table:table-cell>
          <table:table-cell table:style-name="ce28" table:formula="of:=IF(AND([.Q$1]&gt;=YEAR([.$F9])*100+MONTH([.$F9]);[.Q$1]&lt;=YEAR([.$G9])*100+MONTH([.$G9]));&quot;X&quot;;&quot;&quot;)">
            <text:p/>
          </table:table-cell>
          <table:table-cell table:style-name="ce28" table:formula="of:=IF(AND([.R$1]&gt;=YEAR([.$F9])*100+MONTH([.$F9]);[.R$1]&lt;=YEAR([.$G9])*100+MONTH([.$G9]));&quot;X&quot;;&quot;&quot;)">
            <text:p/>
          </table:table-cell>
          <table:table-cell table:style-name="ce28" table:formula="of:=IF(AND([.S$1]&gt;=YEAR([.$F9])*100+MONTH([.$F9]);[.S$1]&lt;=YEAR([.$G9])*100+MONTH([.$G9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2</text:p>
          </table:table-cell>
          <table:table-cell table:style-name="ce10" office:value-type="string" calcext:value-type="string">
            <text:p>Caratterizzazione di 6 scenari<text:span text:style-name="T1">:</text:span></text:p>
            <text:p><text:span text:style-name="T1">- funzionalità, criticità, contributo al miglioramento nell’efficienza operativa e/o efficacia amministrativa interna e/o esterna degli Enti;</text:span></text:p>
            <text:p><text:span text:style-name="T1">- descrizione dei fattori organizzativi e tecnologici interni ed esterni che possono influenzare positivamente o negativamente il riuso</text:span></text:p>
            <text:p><text:span text:style-name="T1">- requisiti e rischi per l'implementazione.</text:span></text:p>
            <text:p><text:span text:style-name="T1">Output: Quadro sinottico degli scenari di riuso</text:span></text:p>
            <text:p><text:span text:style-name="T1">Sintesi del singolo scenario di riuso</text:span></text:p>
            <text:p><text:span text:style-name="T1">Modelli di analisi dei rischi</text:span></text:p>
          </table:table-cell>
          <table:table-cell table:style-name="ce14"/>
          <table:table-cell table:style-name="ce20" office:value-type="date" office:date-value="2017-10-23" calcext:value-type="date">
            <text:p>23/10/17</text:p>
          </table:table-cell>
          <table:table-cell table:style-name="ce20" office:value-type="date" office:date-value="2017-11-03" calcext:value-type="date">
            <text:p>3/11/17</text:p>
          </table:table-cell>
          <table:table-cell table:style-name="ce20" office:value-type="date" office:date-value="2018-05-23" calcext:value-type="date">
            <text:p>23/5/18</text:p>
          </table:table-cell>
          <table:table-cell table:style-name="ce20" office:value-type="date" office:date-value="2018-06-03" calcext:value-type="date">
            <text:p>3/6/18</text:p>
          </table:table-cell>
          <table:table-cell table:style-name="ce28" table:formula="of:=IF(AND([.H$1]&gt;=YEAR([.$F10])*100+MONTH([.$F10]);[.H$1]&lt;=YEAR([.$G10])*100+MONTH([.$G10]));&quot;X&quot;;&quot;&quot;)" office:value-type="string" office:string-value="X" calcext:value-type="string">
            <text:p>X</text:p>
          </table:table-cell>
          <table:table-cell table:style-name="ce28" table:formula="of:=IF(AND([.I$1]&gt;=YEAR([.$F10])*100+MONTH([.$F10]);[.I$1]&lt;=YEAR([.$G10])*100+MONTH([.$G10]));&quot;X&quot;;&quot;&quot;)" office:value-type="string" office:string-value="X" calcext:value-type="string">
            <text:p>X</text:p>
          </table:table-cell>
          <table:table-cell table:style-name="ce28" table:formula="of:=IF(AND([.J$1]&gt;=YEAR([.$F10])*100+MONTH([.$F10]);[.J$1]&lt;=YEAR([.$G10])*100+MONTH([.$G10]));&quot;X&quot;;&quot;&quot;)">
            <text:p/>
          </table:table-cell>
          <table:table-cell table:style-name="ce28" table:formula="of:=IF(AND([.K$1]&gt;=YEAR([.$F10])*100+MONTH([.$F10]);[.K$1]&lt;=YEAR([.$G10])*100+MONTH([.$G10]));&quot;X&quot;;&quot;&quot;)">
            <text:p/>
          </table:table-cell>
          <table:table-cell table:style-name="ce28" table:formula="of:=IF(AND([.L$1]&gt;=YEAR([.$F10])*100+MONTH([.$F10]);[.L$1]&lt;=YEAR([.$G10])*100+MONTH([.$G10]));&quot;X&quot;;&quot;&quot;)">
            <text:p/>
          </table:table-cell>
          <table:table-cell table:style-name="ce28" table:formula="of:=IF(AND([.M$1]&gt;=YEAR([.$F10])*100+MONTH([.$F10]);[.M$1]&lt;=YEAR([.$G10])*100+MONTH([.$G10]));&quot;X&quot;;&quot;&quot;)">
            <text:p/>
          </table:table-cell>
          <table:table-cell table:style-name="ce28" table:formula="of:=IF(AND([.N$1]&gt;=YEAR([.$F10])*100+MONTH([.$F10]);[.N$1]&lt;=YEAR([.$G10])*100+MONTH([.$G10]));&quot;X&quot;;&quot;&quot;)">
            <text:p/>
          </table:table-cell>
          <table:table-cell table:style-name="ce28" table:formula="of:=IF(AND([.O$1]&gt;=YEAR([.$F10])*100+MONTH([.$F10]);[.O$1]&lt;=YEAR([.$G10])*100+MONTH([.$G10]));&quot;X&quot;;&quot;&quot;)">
            <text:p/>
          </table:table-cell>
          <table:table-cell table:style-name="ce28" table:formula="of:=IF(AND([.P$1]&gt;=YEAR([.$F10])*100+MONTH([.$F10]);[.P$1]&lt;=YEAR([.$G10])*100+MONTH([.$G10]));&quot;X&quot;;&quot;&quot;)">
            <text:p/>
          </table:table-cell>
          <table:table-cell table:style-name="ce28" table:formula="of:=IF(AND([.Q$1]&gt;=YEAR([.$F10])*100+MONTH([.$F10]);[.Q$1]&lt;=YEAR([.$G10])*100+MONTH([.$G10]));&quot;X&quot;;&quot;&quot;)">
            <text:p/>
          </table:table-cell>
          <table:table-cell table:style-name="ce28" table:formula="of:=IF(AND([.R$1]&gt;=YEAR([.$F10])*100+MONTH([.$F10]);[.R$1]&lt;=YEAR([.$G10])*100+MONTH([.$G10]));&quot;X&quot;;&quot;&quot;)">
            <text:p/>
          </table:table-cell>
          <table:table-cell table:style-name="ce28" table:formula="of:=IF(AND([.S$1]&gt;=YEAR([.$F10])*100+MONTH([.$F10]);[.S$1]&lt;=YEAR([.$G10])*100+MONTH([.$G10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3</text:p>
          </table:table-cell>
          <table:table-cell table:style-name="ce10" office:value-type="string" calcext:value-type="string">
            <text:p>Elenco delle Amministrazioni che hanno riusato la buona pratica<text:span text:style-name="T1">, con il dettaglio delle funzionalità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  <text:p><text:span text:style-name="T1">Output: Liste di Esempi di Referenze</text:span></text:p>
          </table:table-cell>
          <table:table-cell table:style-name="ce14"/>
          <table:table-cell table:style-name="ce20" office:value-type="date" office:date-value="2017-10-23" calcext:value-type="date">
            <text:p>23/10/17</text:p>
          </table:table-cell>
          <table:table-cell table:style-name="ce20" office:value-type="date" office:date-value="2017-10-25" calcext:value-type="date">
            <text:p>25/10/17</text:p>
          </table:table-cell>
          <table:table-cell table:style-name="ce20" office:value-type="date" office:date-value="2018-05-23" calcext:value-type="date">
            <text:p>23/5/18</text:p>
          </table:table-cell>
          <table:table-cell table:style-name="ce20" office:value-type="date" office:date-value="2018-05-25" calcext:value-type="date">
            <text:p>25/5/18</text:p>
          </table:table-cell>
          <table:table-cell table:style-name="ce28" table:formula="of:=IF(AND([.H$1]&gt;=YEAR([.$F11])*100+MONTH([.$F11]);[.H$1]&lt;=YEAR([.$G11])*100+MONTH([.$G11]));&quot;X&quot;;&quot;&quot;)" office:value-type="string" office:string-value="X" calcext:value-type="string">
            <text:p>X</text:p>
          </table:table-cell>
          <table:table-cell table:style-name="ce28" table:formula="of:=IF(AND([.I$1]&gt;=YEAR([.$F11])*100+MONTH([.$F11]);[.I$1]&lt;=YEAR([.$G11])*100+MONTH([.$G11]));&quot;X&quot;;&quot;&quot;)">
            <text:p/>
          </table:table-cell>
          <table:table-cell table:style-name="ce28" table:formula="of:=IF(AND([.J$1]&gt;=YEAR([.$F11])*100+MONTH([.$F11]);[.J$1]&lt;=YEAR([.$G11])*100+MONTH([.$G11]));&quot;X&quot;;&quot;&quot;)">
            <text:p/>
          </table:table-cell>
          <table:table-cell table:style-name="ce28" table:formula="of:=IF(AND([.K$1]&gt;=YEAR([.$F11])*100+MONTH([.$F11]);[.K$1]&lt;=YEAR([.$G11])*100+MONTH([.$G11]));&quot;X&quot;;&quot;&quot;)">
            <text:p/>
          </table:table-cell>
          <table:table-cell table:style-name="ce28" table:formula="of:=IF(AND([.L$1]&gt;=YEAR([.$F11])*100+MONTH([.$F11]);[.L$1]&lt;=YEAR([.$G11])*100+MONTH([.$G11]));&quot;X&quot;;&quot;&quot;)">
            <text:p/>
          </table:table-cell>
          <table:table-cell table:style-name="ce28" table:formula="of:=IF(AND([.M$1]&gt;=YEAR([.$F11])*100+MONTH([.$F11]);[.M$1]&lt;=YEAR([.$G11])*100+MONTH([.$G11]));&quot;X&quot;;&quot;&quot;)">
            <text:p/>
          </table:table-cell>
          <table:table-cell table:style-name="ce28" table:formula="of:=IF(AND([.N$1]&gt;=YEAR([.$F11])*100+MONTH([.$F11]);[.N$1]&lt;=YEAR([.$G11])*100+MONTH([.$G11]));&quot;X&quot;;&quot;&quot;)">
            <text:p/>
          </table:table-cell>
          <table:table-cell table:style-name="ce28" table:formula="of:=IF(AND([.O$1]&gt;=YEAR([.$F11])*100+MONTH([.$F11]);[.O$1]&lt;=YEAR([.$G11])*100+MONTH([.$G11]));&quot;X&quot;;&quot;&quot;)">
            <text:p/>
          </table:table-cell>
          <table:table-cell table:style-name="ce28" table:formula="of:=IF(AND([.P$1]&gt;=YEAR([.$F11])*100+MONTH([.$F11]);[.P$1]&lt;=YEAR([.$G11])*100+MONTH([.$G11]));&quot;X&quot;;&quot;&quot;)">
            <text:p/>
          </table:table-cell>
          <table:table-cell table:style-name="ce28" table:formula="of:=IF(AND([.Q$1]&gt;=YEAR([.$F11])*100+MONTH([.$F11]);[.Q$1]&lt;=YEAR([.$G11])*100+MONTH([.$G11]));&quot;X&quot;;&quot;&quot;)">
            <text:p/>
          </table:table-cell>
          <table:table-cell table:style-name="ce28" table:formula="of:=IF(AND([.R$1]&gt;=YEAR([.$F11])*100+MONTH([.$F11]);[.R$1]&lt;=YEAR([.$G11])*100+MONTH([.$G11]));&quot;X&quot;;&quot;&quot;)">
            <text:p/>
          </table:table-cell>
          <table:table-cell table:style-name="ce28" table:formula="of:=IF(AND([.S$1]&gt;=YEAR([.$F11])*100+MONTH([.$F11]);[.S$1]&lt;=YEAR([.$G11])*100+MONTH([.$G11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4</text:p>
          </table:table-cell>
          <table:table-cell table:style-name="ce10" office:value-type="string" calcext:value-type="string">
            <text:p>Indicazione di tempi e costi per l’adozione e per la gestione a regime della buona pratica<text:span text:style-name="T1">, con evidenza dei fattori che ne determinano la variabilità sulla base dell'applicazione dei diversi scenari di conservazione</text:span></text:p>
            <text:p><text:span text:style-name="T1">Output: Modello di calcolo di tempi e costi</text:span></text:p>
          </table:table-cell>
          <table:table-cell table:style-name="ce14"/>
          <table:table-cell table:style-name="ce20" office:value-type="date" office:date-value="2017-11-01" calcext:value-type="date">
            <text:p>1/11/17</text:p>
          </table:table-cell>
          <table:table-cell table:style-name="ce20" office:value-type="date" office:date-value="2017-11-10" calcext:value-type="date">
            <text:p>10/11/17</text:p>
          </table:table-cell>
          <table:table-cell table:style-name="ce20" office:value-type="date" office:date-value="2018-06-01" calcext:value-type="date">
            <text:p>1/6/18</text:p>
          </table:table-cell>
          <table:table-cell table:style-name="ce20" office:value-type="date" office:date-value="2018-06-10" calcext:value-type="date">
            <text:p>10/6/18</text:p>
          </table:table-cell>
          <table:table-cell table:style-name="ce28" table:formula="of:=IF(AND([.H$1]&gt;=YEAR([.$F12])*100+MONTH([.$F12]);[.H$1]&lt;=YEAR([.$G12])*100+MONTH([.$G12]));&quot;X&quot;;&quot;&quot;)">
            <text:p/>
          </table:table-cell>
          <table:table-cell table:style-name="ce28" table:formula="of:=IF(AND([.I$1]&gt;=YEAR([.$F12])*100+MONTH([.$F12]);[.I$1]&lt;=YEAR([.$G12])*100+MONTH([.$G12]));&quot;X&quot;;&quot;&quot;)" office:value-type="string" office:string-value="X" calcext:value-type="string">
            <text:p>X</text:p>
          </table:table-cell>
          <table:table-cell table:style-name="ce28" table:formula="of:=IF(AND([.J$1]&gt;=YEAR([.$F12])*100+MONTH([.$F12]);[.J$1]&lt;=YEAR([.$G12])*100+MONTH([.$G12]));&quot;X&quot;;&quot;&quot;)">
            <text:p/>
          </table:table-cell>
          <table:table-cell table:style-name="ce28" table:formula="of:=IF(AND([.K$1]&gt;=YEAR([.$F12])*100+MONTH([.$F12]);[.K$1]&lt;=YEAR([.$G12])*100+MONTH([.$G12]));&quot;X&quot;;&quot;&quot;)">
            <text:p/>
          </table:table-cell>
          <table:table-cell table:style-name="ce28" table:formula="of:=IF(AND([.L$1]&gt;=YEAR([.$F12])*100+MONTH([.$F12]);[.L$1]&lt;=YEAR([.$G12])*100+MONTH([.$G12]));&quot;X&quot;;&quot;&quot;)">
            <text:p/>
          </table:table-cell>
          <table:table-cell table:style-name="ce28" table:formula="of:=IF(AND([.M$1]&gt;=YEAR([.$F12])*100+MONTH([.$F12]);[.M$1]&lt;=YEAR([.$G12])*100+MONTH([.$G12]));&quot;X&quot;;&quot;&quot;)">
            <text:p/>
          </table:table-cell>
          <table:table-cell table:style-name="ce28" table:formula="of:=IF(AND([.N$1]&gt;=YEAR([.$F12])*100+MONTH([.$F12]);[.N$1]&lt;=YEAR([.$G12])*100+MONTH([.$G12]));&quot;X&quot;;&quot;&quot;)">
            <text:p/>
          </table:table-cell>
          <table:table-cell table:style-name="ce28" table:formula="of:=IF(AND([.O$1]&gt;=YEAR([.$F12])*100+MONTH([.$F12]);[.O$1]&lt;=YEAR([.$G12])*100+MONTH([.$G12]));&quot;X&quot;;&quot;&quot;)">
            <text:p/>
          </table:table-cell>
          <table:table-cell table:style-name="ce28" table:formula="of:=IF(AND([.P$1]&gt;=YEAR([.$F12])*100+MONTH([.$F12]);[.P$1]&lt;=YEAR([.$G12])*100+MONTH([.$G12]));&quot;X&quot;;&quot;&quot;)">
            <text:p/>
          </table:table-cell>
          <table:table-cell table:style-name="ce28" table:formula="of:=IF(AND([.Q$1]&gt;=YEAR([.$F12])*100+MONTH([.$F12]);[.Q$1]&lt;=YEAR([.$G12])*100+MONTH([.$G12]));&quot;X&quot;;&quot;&quot;)">
            <text:p/>
          </table:table-cell>
          <table:table-cell table:style-name="ce28" table:formula="of:=IF(AND([.R$1]&gt;=YEAR([.$F12])*100+MONTH([.$F12]);[.R$1]&lt;=YEAR([.$G12])*100+MONTH([.$G12]));&quot;X&quot;;&quot;&quot;)">
            <text:p/>
          </table:table-cell>
          <table:table-cell table:style-name="ce28" table:formula="of:=IF(AND([.S$1]&gt;=YEAR([.$F12])*100+MONTH([.$F12]);[.S$1]&lt;=YEAR([.$G12])*100+MONTH([.$G12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5</text:p>
          </table:table-cell>
          <table:table-cell table:style-name="ce10" office:value-type="string" calcext:value-type="string">
            <text:p>Formalizzazione del Piano di adozione della Buona Pratica in base allo scenario <text:span text:style-name="T1">in tutte le sue c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  <text:p><text:span text:style-name="T1">Output: Modello di Piano di adozione della Buona Pratica</text:span></text:p>
            <text:p><text:span text:style-name="T1">Matrice dei Fattori che determinano la variabilità del Piano</text:span></text:p>
          </table:table-cell>
          <table:table-cell table:style-name="ce14"/>
          <table:table-cell table:style-name="ce20" office:value-type="date" office:date-value="2017-11-06" calcext:value-type="date">
            <text:p>6/11/17</text:p>
          </table:table-cell>
          <table:table-cell table:style-name="ce20" office:value-type="date" office:date-value="2017-11-17" calcext:value-type="date">
            <text:p>17/11/17</text:p>
          </table:table-cell>
          <table:table-cell table:style-name="ce20" office:value-type="date" office:date-value="2018-06-06" calcext:value-type="date">
            <text:p>6/6/18</text:p>
          </table:table-cell>
          <table:table-cell table:style-name="ce20" office:value-type="date" office:date-value="2018-06-17" calcext:value-type="date">
            <text:p>17/6/18</text:p>
          </table:table-cell>
          <table:table-cell table:style-name="ce28" table:formula="of:=IF(AND([.H$1]&gt;=YEAR([.$F13])*100+MONTH([.$F13]);[.H$1]&lt;=YEAR([.$G13])*100+MONTH([.$G13]));&quot;X&quot;;&quot;&quot;)">
            <text:p/>
          </table:table-cell>
          <table:table-cell table:style-name="ce28" table:formula="of:=IF(AND([.I$1]&gt;=YEAR([.$F13])*100+MONTH([.$F13]);[.I$1]&lt;=YEAR([.$G13])*100+MONTH([.$G13]));&quot;X&quot;;&quot;&quot;)" office:value-type="string" office:string-value="X" calcext:value-type="string">
            <text:p>X</text:p>
          </table:table-cell>
          <table:table-cell table:style-name="ce28" table:formula="of:=IF(AND([.J$1]&gt;=YEAR([.$F13])*100+MONTH([.$F13]);[.J$1]&lt;=YEAR([.$G13])*100+MONTH([.$G13]));&quot;X&quot;;&quot;&quot;)">
            <text:p/>
          </table:table-cell>
          <table:table-cell table:style-name="ce28" table:formula="of:=IF(AND([.K$1]&gt;=YEAR([.$F13])*100+MONTH([.$F13]);[.K$1]&lt;=YEAR([.$G13])*100+MONTH([.$G13]));&quot;X&quot;;&quot;&quot;)">
            <text:p/>
          </table:table-cell>
          <table:table-cell table:style-name="ce28" table:formula="of:=IF(AND([.L$1]&gt;=YEAR([.$F13])*100+MONTH([.$F13]);[.L$1]&lt;=YEAR([.$G13])*100+MONTH([.$G13]));&quot;X&quot;;&quot;&quot;)">
            <text:p/>
          </table:table-cell>
          <table:table-cell table:style-name="ce28" table:formula="of:=IF(AND([.M$1]&gt;=YEAR([.$F13])*100+MONTH([.$F13]);[.M$1]&lt;=YEAR([.$G13])*100+MONTH([.$G13]));&quot;X&quot;;&quot;&quot;)">
            <text:p/>
          </table:table-cell>
          <table:table-cell table:style-name="ce28" table:formula="of:=IF(AND([.N$1]&gt;=YEAR([.$F13])*100+MONTH([.$F13]);[.N$1]&lt;=YEAR([.$G13])*100+MONTH([.$G13]));&quot;X&quot;;&quot;&quot;)">
            <text:p/>
          </table:table-cell>
          <table:table-cell table:style-name="ce28" table:formula="of:=IF(AND([.O$1]&gt;=YEAR([.$F13])*100+MONTH([.$F13]);[.O$1]&lt;=YEAR([.$G13])*100+MONTH([.$G13]));&quot;X&quot;;&quot;&quot;)">
            <text:p/>
          </table:table-cell>
          <table:table-cell table:style-name="ce28" table:formula="of:=IF(AND([.P$1]&gt;=YEAR([.$F13])*100+MONTH([.$F13]);[.P$1]&lt;=YEAR([.$G13])*100+MONTH([.$G13]));&quot;X&quot;;&quot;&quot;)">
            <text:p/>
          </table:table-cell>
          <table:table-cell table:style-name="ce28" table:formula="of:=IF(AND([.Q$1]&gt;=YEAR([.$F13])*100+MONTH([.$F13]);[.Q$1]&lt;=YEAR([.$G13])*100+MONTH([.$G13]));&quot;X&quot;;&quot;&quot;)">
            <text:p/>
          </table:table-cell>
          <table:table-cell table:style-name="ce28" table:formula="of:=IF(AND([.R$1]&gt;=YEAR([.$F13])*100+MONTH([.$F13]);[.R$1]&lt;=YEAR([.$G13])*100+MONTH([.$G13]));&quot;X&quot;;&quot;&quot;)">
            <text:p/>
          </table:table-cell>
          <table:table-cell table:style-name="ce28" table:formula="of:=IF(AND([.S$1]&gt;=YEAR([.$F13])*100+MONTH([.$F13]);[.S$1]&lt;=YEAR([.$G13])*100+MONTH([.$G13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6</text:p>
          </table:table-cell>
          <table:table-cell table:style-name="ce10" office:value-type="string" calcext:value-type="string">
            <text:p>Descrizione dei processi e delle procedure amministrativi e operativi <text:span text:style-name="T1">oggetto dell’intervento della buona pratica e delle attività, dei ruoli e delle mansioni che dovranno essere svolti dal personale impattato dalla buona pratica</text:span></text:p>
            <text:p><text:span text:style-name="T1">Output: Capitoli 4,5,7 e 9 del modello di Manuale di Conservazione</text:span></text:p>
            <text:p><text:span text:style-name="T1">Modelli dei Processi e delle Procedure</text:span></text:p>
            <text:p><text:span text:style-name="T1">Linee guida per la conservazione delle diverse tipologie documentarie</text:span></text:p>
            <text:p><text:span text:style-name="T1">Manuale d'esercizio archivistico</text:span></text:p>
            <text:p><text:span text:style-name="T1">Manuale d'esercizio tecnico</text:span></text:p>
          </table:table-cell>
          <table:table-cell table:style-name="ce14"/>
          <table:table-cell table:style-name="ce20" office:value-type="date" office:date-value="2017-11-06" calcext:value-type="date">
            <text:p>6/11/17</text:p>
          </table:table-cell>
          <table:table-cell table:style-name="ce20" office:value-type="date" office:date-value="2017-11-17" calcext:value-type="date">
            <text:p>17/11/17</text:p>
          </table:table-cell>
          <table:table-cell table:style-name="ce20" office:value-type="date" office:date-value="2018-06-06" calcext:value-type="date">
            <text:p>6/6/18</text:p>
          </table:table-cell>
          <table:table-cell table:style-name="ce20" office:value-type="date" office:date-value="2018-06-17" calcext:value-type="date">
            <text:p>17/6/18</text:p>
          </table:table-cell>
          <table:table-cell table:style-name="ce28" table:formula="of:=IF(AND([.H$1]&gt;=YEAR([.$F14])*100+MONTH([.$F14]);[.H$1]&lt;=YEAR([.$G14])*100+MONTH([.$G14]));&quot;X&quot;;&quot;&quot;)">
            <text:p/>
          </table:table-cell>
          <table:table-cell table:style-name="ce28" table:formula="of:=IF(AND([.I$1]&gt;=YEAR([.$F14])*100+MONTH([.$F14]);[.I$1]&lt;=YEAR([.$G14])*100+MONTH([.$G14]));&quot;X&quot;;&quot;&quot;)" office:value-type="string" office:string-value="X" calcext:value-type="string">
            <text:p>X</text:p>
          </table:table-cell>
          <table:table-cell table:style-name="ce28" table:formula="of:=IF(AND([.J$1]&gt;=YEAR([.$F14])*100+MONTH([.$F14]);[.J$1]&lt;=YEAR([.$G14])*100+MONTH([.$G14]));&quot;X&quot;;&quot;&quot;)">
            <text:p/>
          </table:table-cell>
          <table:table-cell table:style-name="ce28" table:formula="of:=IF(AND([.K$1]&gt;=YEAR([.$F14])*100+MONTH([.$F14]);[.K$1]&lt;=YEAR([.$G14])*100+MONTH([.$G14]));&quot;X&quot;;&quot;&quot;)">
            <text:p/>
          </table:table-cell>
          <table:table-cell table:style-name="ce28" table:formula="of:=IF(AND([.L$1]&gt;=YEAR([.$F14])*100+MONTH([.$F14]);[.L$1]&lt;=YEAR([.$G14])*100+MONTH([.$G14]));&quot;X&quot;;&quot;&quot;)">
            <text:p/>
          </table:table-cell>
          <table:table-cell table:style-name="ce28" table:formula="of:=IF(AND([.M$1]&gt;=YEAR([.$F14])*100+MONTH([.$F14]);[.M$1]&lt;=YEAR([.$G14])*100+MONTH([.$G14]));&quot;X&quot;;&quot;&quot;)">
            <text:p/>
          </table:table-cell>
          <table:table-cell table:style-name="ce28" table:formula="of:=IF(AND([.N$1]&gt;=YEAR([.$F14])*100+MONTH([.$F14]);[.N$1]&lt;=YEAR([.$G14])*100+MONTH([.$G14]));&quot;X&quot;;&quot;&quot;)">
            <text:p/>
          </table:table-cell>
          <table:table-cell table:style-name="ce28" table:formula="of:=IF(AND([.O$1]&gt;=YEAR([.$F14])*100+MONTH([.$F14]);[.O$1]&lt;=YEAR([.$G14])*100+MONTH([.$G14]));&quot;X&quot;;&quot;&quot;)">
            <text:p/>
          </table:table-cell>
          <table:table-cell table:style-name="ce28" table:formula="of:=IF(AND([.P$1]&gt;=YEAR([.$F14])*100+MONTH([.$F14]);[.P$1]&lt;=YEAR([.$G14])*100+MONTH([.$G14]));&quot;X&quot;;&quot;&quot;)">
            <text:p/>
          </table:table-cell>
          <table:table-cell table:style-name="ce28" table:formula="of:=IF(AND([.Q$1]&gt;=YEAR([.$F14])*100+MONTH([.$F14]);[.Q$1]&lt;=YEAR([.$G14])*100+MONTH([.$G14]));&quot;X&quot;;&quot;&quot;)">
            <text:p/>
          </table:table-cell>
          <table:table-cell table:style-name="ce28" table:formula="of:=IF(AND([.R$1]&gt;=YEAR([.$F14])*100+MONTH([.$F14]);[.R$1]&lt;=YEAR([.$G14])*100+MONTH([.$G14]));&quot;X&quot;;&quot;&quot;)">
            <text:p/>
          </table:table-cell>
          <table:table-cell table:style-name="ce28" table:formula="of:=IF(AND([.S$1]&gt;=YEAR([.$F14])*100+MONTH([.$F14]);[.S$1]&lt;=YEAR([.$G14])*100+MONTH([.$G14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7</text:p>
          </table:table-cell>
          <table:table-cell table:style-name="ce11" office:value-type="string" calcext:value-type="string">
            <text:p>Messa a disposizione del software e della documentazione tecnica (scenari 1 e 2) e della documentazione utente (tutti gli scenari)</text:p>
            <text:p><text:span text:style-name="T2">Output: Disegno dell'architettura hw e sw del sistema</text:span></text:p>
            <text:p><text:span text:style-name="T2">Manuale di installazione del sw di infrastruttura</text:span></text:p>
            <text:p><text:span text:style-name="T2">Manuale di installazione e attivazione del sw applicativo</text:span></text:p>
            <text:p><text:span text:style-name="T2">Pacchetti software da installare</text:span></text:p>
            <text:p><text:span text:style-name="T2">Licenza d'uso</text:span></text:p>
            <text:p><text:span text:style-name="T2">Specifiche funzionali dell'applicativo</text:span></text:p>
            <text:p><text:span text:style-name="T2">Specifiche tecniche dell'applicativo</text:span></text:p>
            <text:p><text:span text:style-name="T2">Manuali tecnico di interfaccia</text:span></text:p>
            <text:p><text:span text:style-name="T2">Manuali utente specifici per profilo</text:span></text:p>
          </table:table-cell>
          <table:table-cell table:style-name="ce14"/>
          <table:table-cell table:style-name="ce20" office:value-type="date" office:date-value="2017-10-23" calcext:value-type="date">
            <text:p>23/10/17</text:p>
          </table:table-cell>
          <table:table-cell table:style-name="ce20" office:value-type="date" office:date-value="2017-11-24" calcext:value-type="date">
            <text:p>24/11/17</text:p>
          </table:table-cell>
          <table:table-cell table:style-name="ce20" office:value-type="date" office:date-value="2018-07-01" calcext:value-type="date">
            <text:p>1/7/18</text:p>
          </table:table-cell>
          <table:table-cell table:style-name="ce20" office:value-type="date" office:date-value="2018-12-31" calcext:value-type="date">
            <text:p>31/12/18</text:p>
          </table:table-cell>
          <table:table-cell table:style-name="ce28" table:formula="of:=IF(AND([.H$1]&gt;=YEAR([.$F15])*100+MONTH([.$F15]);[.H$1]&lt;=YEAR([.$G15])*100+MONTH([.$G15]));&quot;X&quot;;&quot;&quot;)">
            <text:p/>
          </table:table-cell>
          <table:table-cell table:style-name="ce28" table:formula="of:=IF(AND([.I$1]&gt;=YEAR([.$F15])*100+MONTH([.$F15]);[.I$1]&lt;=YEAR([.$G15])*100+MONTH([.$G15]));&quot;X&quot;;&quot;&quot;)">
            <text:p/>
          </table:table-cell>
          <table:table-cell table:style-name="ce28" table:formula="of:=IF(AND([.J$1]&gt;=YEAR([.$F15])*100+MONTH([.$F15]);[.J$1]&lt;=YEAR([.$G15])*100+MONTH([.$G15]));&quot;X&quot;;&quot;&quot;)" office:value-type="string" office:string-value="X" calcext:value-type="string">
            <text:p>X</text:p>
          </table:table-cell>
          <table:table-cell table:style-name="ce28" table:formula="of:=IF(AND([.K$1]&gt;=YEAR([.$F15])*100+MONTH([.$F15]);[.K$1]&lt;=YEAR([.$G15])*100+MONTH([.$G15]));&quot;X&quot;;&quot;&quot;)" office:value-type="string" office:string-value="X" calcext:value-type="string">
            <text:p>X</text:p>
          </table:table-cell>
          <table:table-cell table:style-name="ce28" table:formula="of:=IF(AND([.L$1]&gt;=YEAR([.$F15])*100+MONTH([.$F15]);[.L$1]&lt;=YEAR([.$G15])*100+MONTH([.$G15]));&quot;X&quot;;&quot;&quot;)" office:value-type="string" office:string-value="X" calcext:value-type="string">
            <text:p>X</text:p>
          </table:table-cell>
          <table:table-cell table:style-name="ce28" table:formula="of:=IF(AND([.M$1]&gt;=YEAR([.$F15])*100+MONTH([.$F15]);[.M$1]&lt;=YEAR([.$G15])*100+MONTH([.$G15]));&quot;X&quot;;&quot;&quot;)" office:value-type="string" office:string-value="X" calcext:value-type="string">
            <text:p>X</text:p>
          </table:table-cell>
          <table:table-cell table:style-name="ce28" table:formula="of:=IF(AND([.N$1]&gt;=YEAR([.$F15])*100+MONTH([.$F15]);[.N$1]&lt;=YEAR([.$G15])*100+MONTH([.$G15]));&quot;X&quot;;&quot;&quot;)" office:value-type="string" office:string-value="X" calcext:value-type="string">
            <text:p>X</text:p>
          </table:table-cell>
          <table:table-cell table:style-name="ce28" table:formula="of:=IF(AND([.O$1]&gt;=YEAR([.$F15])*100+MONTH([.$F15]);[.O$1]&lt;=YEAR([.$G15])*100+MONTH([.$G15]));&quot;X&quot;;&quot;&quot;)" office:value-type="string" office:string-value="X" calcext:value-type="string">
            <text:p>X</text:p>
          </table:table-cell>
          <table:table-cell table:style-name="ce28" table:formula="of:=IF(AND([.P$1]&gt;=YEAR([.$F15])*100+MONTH([.$F15]);[.P$1]&lt;=YEAR([.$G15])*100+MONTH([.$G15]));&quot;X&quot;;&quot;&quot;)">
            <text:p/>
          </table:table-cell>
          <table:table-cell table:style-name="ce28" table:formula="of:=IF(AND([.Q$1]&gt;=YEAR([.$F15])*100+MONTH([.$F15]);[.Q$1]&lt;=YEAR([.$G15])*100+MONTH([.$G15]));&quot;X&quot;;&quot;&quot;)">
            <text:p/>
          </table:table-cell>
          <table:table-cell table:style-name="ce28" table:formula="of:=IF(AND([.R$1]&gt;=YEAR([.$F15])*100+MONTH([.$F15]);[.R$1]&lt;=YEAR([.$G15])*100+MONTH([.$G15]));&quot;X&quot;;&quot;&quot;)">
            <text:p/>
          </table:table-cell>
          <table:table-cell table:style-name="ce28" table:formula="of:=IF(AND([.S$1]&gt;=YEAR([.$F15])*100+MONTH([.$F15]);[.S$1]&lt;=YEAR([.$G15])*100+MONTH([.$G15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8</text:p>
          </table:table-cell>
          <table:table-cell table:style-name="ce10" office:value-type="string" calcext:value-type="string">
            <text:p>Standardizzazione dei Modelli di Atti amministrativi a supporto del trasferimento della buona pratica e di atti utili per l’acquisizione di beni e servizi <text:span text:style-name="T1">necessari per supportare adeguatamente il trasferimento e l’adozione della buona pratica</text:span></text:p>
            <text:p><text:span text:style-name="T1">Output: Modelli di documentazione per il trasferimento della buona pratica (Richiesta di informazione, di adesione, Convenzione e relativi allegati, Accordo di servizio, ecc.)</text:span></text:p>
            <text:p><text:span text:style-name="T1">Elenco dei sistemi documentali già interfacciati</text:span></text:p>
          </table:table-cell>
          <table:table-cell table:style-name="ce14"/>
          <table:table-cell table:style-name="ce20" office:value-type="date" office:date-value="2017-11-06" calcext:value-type="date">
            <text:p>6/11/17</text:p>
          </table:table-cell>
          <table:table-cell table:style-name="ce20" office:value-type="date" office:date-value="2017-11-10" calcext:value-type="date">
            <text:p>10/11/17</text:p>
          </table:table-cell>
          <table:table-cell table:style-name="ce20" office:value-type="date" office:date-value="2018-06-06" calcext:value-type="date">
            <text:p>6/6/18</text:p>
          </table:table-cell>
          <table:table-cell table:style-name="ce20" office:value-type="date" office:date-value="2018-06-10" calcext:value-type="date">
            <text:p>10/6/18</text:p>
          </table:table-cell>
          <table:table-cell table:style-name="ce28" table:formula="of:=IF(AND([.H$1]&gt;=YEAR([.$F16])*100+MONTH([.$F16]);[.H$1]&lt;=YEAR([.$G16])*100+MONTH([.$G16]));&quot;X&quot;;&quot;&quot;)">
            <text:p/>
          </table:table-cell>
          <table:table-cell table:style-name="ce28" table:formula="of:=IF(AND([.I$1]&gt;=YEAR([.$F16])*100+MONTH([.$F16]);[.I$1]&lt;=YEAR([.$G16])*100+MONTH([.$G16]));&quot;X&quot;;&quot;&quot;)" office:value-type="string" office:string-value="X" calcext:value-type="string">
            <text:p>X</text:p>
          </table:table-cell>
          <table:table-cell table:style-name="ce28" table:formula="of:=IF(AND([.J$1]&gt;=YEAR([.$F16])*100+MONTH([.$F16]);[.J$1]&lt;=YEAR([.$G16])*100+MONTH([.$G16]));&quot;X&quot;;&quot;&quot;)">
            <text:p/>
          </table:table-cell>
          <table:table-cell table:style-name="ce28" table:formula="of:=IF(AND([.K$1]&gt;=YEAR([.$F16])*100+MONTH([.$F16]);[.K$1]&lt;=YEAR([.$G16])*100+MONTH([.$G16]));&quot;X&quot;;&quot;&quot;)">
            <text:p/>
          </table:table-cell>
          <table:table-cell table:style-name="ce28" table:formula="of:=IF(AND([.L$1]&gt;=YEAR([.$F16])*100+MONTH([.$F16]);[.L$1]&lt;=YEAR([.$G16])*100+MONTH([.$G16]));&quot;X&quot;;&quot;&quot;)">
            <text:p/>
          </table:table-cell>
          <table:table-cell table:style-name="ce28" table:formula="of:=IF(AND([.M$1]&gt;=YEAR([.$F16])*100+MONTH([.$F16]);[.M$1]&lt;=YEAR([.$G16])*100+MONTH([.$G16]));&quot;X&quot;;&quot;&quot;)">
            <text:p/>
          </table:table-cell>
          <table:table-cell table:style-name="ce28" table:formula="of:=IF(AND([.N$1]&gt;=YEAR([.$F16])*100+MONTH([.$F16]);[.N$1]&lt;=YEAR([.$G16])*100+MONTH([.$G16]));&quot;X&quot;;&quot;&quot;)">
            <text:p/>
          </table:table-cell>
          <table:table-cell table:style-name="ce28" table:formula="of:=IF(AND([.O$1]&gt;=YEAR([.$F16])*100+MONTH([.$F16]);[.O$1]&lt;=YEAR([.$G16])*100+MONTH([.$G16]));&quot;X&quot;;&quot;&quot;)">
            <text:p/>
          </table:table-cell>
          <table:table-cell table:style-name="ce28" table:formula="of:=IF(AND([.P$1]&gt;=YEAR([.$F16])*100+MONTH([.$F16]);[.P$1]&lt;=YEAR([.$G16])*100+MONTH([.$G16]));&quot;X&quot;;&quot;&quot;)">
            <text:p/>
          </table:table-cell>
          <table:table-cell table:style-name="ce28" table:formula="of:=IF(AND([.Q$1]&gt;=YEAR([.$F16])*100+MONTH([.$F16]);[.Q$1]&lt;=YEAR([.$G16])*100+MONTH([.$G16]));&quot;X&quot;;&quot;&quot;)">
            <text:p/>
          </table:table-cell>
          <table:table-cell table:style-name="ce28" table:formula="of:=IF(AND([.R$1]&gt;=YEAR([.$F16])*100+MONTH([.$F16]);[.R$1]&lt;=YEAR([.$G16])*100+MONTH([.$G16]));&quot;X&quot;;&quot;&quot;)">
            <text:p/>
          </table:table-cell>
          <table:table-cell table:style-name="ce28" table:formula="of:=IF(AND([.S$1]&gt;=YEAR([.$F16])*100+MONTH([.$F16]);[.S$1]&lt;=YEAR([.$G16])*100+MONTH([.$G16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9</text:p>
          </table:table-cell>
          <table:table-cell table:style-name="ce10" office:value-type="string" calcext:value-type="string">
            <text:p>Predisposizione dell'Elenco dei Soggetti Pubblici e Privati che hanno operato sulla buona pratica <text:span text:style-name="T1">nell’ambito del progetto finanziato, con indicazione della conoscenza specifica circa modelli, strumenti e processi, e dettaglio degli interventi effettuati</text:span></text:p>
            <text:p><text:span text:style-name="T1">Output: Elenco soggetti contributori</text:span></text:p>
          </table:table-cell>
          <table:table-cell table:style-name="ce14"/>
          <table:table-cell table:style-name="ce20" office:value-type="date" office:date-value="2017-11-06" calcext:value-type="date">
            <text:p>6/11/17</text:p>
          </table:table-cell>
          <table:table-cell table:style-name="ce20" office:value-type="date" office:date-value="2017-11-08" calcext:value-type="date">
            <text:p>8/11/17</text:p>
          </table:table-cell>
          <table:table-cell table:style-name="ce20" office:value-type="date" office:date-value="2018-06-06" calcext:value-type="date">
            <text:p>6/6/18</text:p>
          </table:table-cell>
          <table:table-cell table:style-name="ce20" office:value-type="date" office:date-value="2018-06-08" calcext:value-type="date">
            <text:p>8/6/18</text:p>
          </table:table-cell>
          <table:table-cell table:style-name="ce28" table:formula="of:=IF(AND([.H$1]&gt;=YEAR([.$F17])*100+MONTH([.$F17]);[.H$1]&lt;=YEAR([.$G17])*100+MONTH([.$G17]));&quot;X&quot;;&quot;&quot;)">
            <text:p/>
          </table:table-cell>
          <table:table-cell table:style-name="ce28" table:formula="of:=IF(AND([.I$1]&gt;=YEAR([.$F17])*100+MONTH([.$F17]);[.I$1]&lt;=YEAR([.$G17])*100+MONTH([.$G17]));&quot;X&quot;;&quot;&quot;)" office:value-type="string" office:string-value="X" calcext:value-type="string">
            <text:p>X</text:p>
          </table:table-cell>
          <table:table-cell table:style-name="ce28" table:formula="of:=IF(AND([.J$1]&gt;=YEAR([.$F17])*100+MONTH([.$F17]);[.J$1]&lt;=YEAR([.$G17])*100+MONTH([.$G17]));&quot;X&quot;;&quot;&quot;)">
            <text:p/>
          </table:table-cell>
          <table:table-cell table:style-name="ce28" table:formula="of:=IF(AND([.K$1]&gt;=YEAR([.$F17])*100+MONTH([.$F17]);[.K$1]&lt;=YEAR([.$G17])*100+MONTH([.$G17]));&quot;X&quot;;&quot;&quot;)">
            <text:p/>
          </table:table-cell>
          <table:table-cell table:style-name="ce28" table:formula="of:=IF(AND([.L$1]&gt;=YEAR([.$F17])*100+MONTH([.$F17]);[.L$1]&lt;=YEAR([.$G17])*100+MONTH([.$G17]));&quot;X&quot;;&quot;&quot;)">
            <text:p/>
          </table:table-cell>
          <table:table-cell table:style-name="ce28" table:formula="of:=IF(AND([.M$1]&gt;=YEAR([.$F17])*100+MONTH([.$F17]);[.M$1]&lt;=YEAR([.$G17])*100+MONTH([.$G17]));&quot;X&quot;;&quot;&quot;)">
            <text:p/>
          </table:table-cell>
          <table:table-cell table:style-name="ce28" table:formula="of:=IF(AND([.N$1]&gt;=YEAR([.$F17])*100+MONTH([.$F17]);[.N$1]&lt;=YEAR([.$G17])*100+MONTH([.$G17]));&quot;X&quot;;&quot;&quot;)">
            <text:p/>
          </table:table-cell>
          <table:table-cell table:style-name="ce28" table:formula="of:=IF(AND([.O$1]&gt;=YEAR([.$F17])*100+MONTH([.$F17]);[.O$1]&lt;=YEAR([.$G17])*100+MONTH([.$G17]));&quot;X&quot;;&quot;&quot;)">
            <text:p/>
          </table:table-cell>
          <table:table-cell table:style-name="ce28" table:formula="of:=IF(AND([.P$1]&gt;=YEAR([.$F17])*100+MONTH([.$F17]);[.P$1]&lt;=YEAR([.$G17])*100+MONTH([.$G17]));&quot;X&quot;;&quot;&quot;)">
            <text:p/>
          </table:table-cell>
          <table:table-cell table:style-name="ce28" table:formula="of:=IF(AND([.Q$1]&gt;=YEAR([.$F17])*100+MONTH([.$F17]);[.Q$1]&lt;=YEAR([.$G17])*100+MONTH([.$G17]));&quot;X&quot;;&quot;&quot;)">
            <text:p/>
          </table:table-cell>
          <table:table-cell table:style-name="ce28" table:formula="of:=IF(AND([.R$1]&gt;=YEAR([.$F17])*100+MONTH([.$F17]);[.R$1]&lt;=YEAR([.$G17])*100+MONTH([.$G17]));&quot;X&quot;;&quot;&quot;)">
            <text:p/>
          </table:table-cell>
          <table:table-cell table:style-name="ce28" table:formula="of:=IF(AND([.S$1]&gt;=YEAR([.$F17])*100+MONTH([.$F17]);[.S$1]&lt;=YEAR([.$G17])*100+MONTH([.$G17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2.10</text:p>
          </table:table-cell>
          <table:table-cell table:style-name="ce10" office:value-type="string" calcext:value-type="string">
            <text:p>Messa a disposizione del materiale di formazione e dei corsi di e-learning</text:p>
            <text:p><text:span text:style-name="T1">Output: Corsi di e-learning</text:span></text:p>
            <text:p><text:span text:style-name="T1">Materiale a supporto dei corsi</text:span></text:p>
          </table:table-cell>
          <table:table-cell table:style-name="ce14"/>
          <table:table-cell table:style-name="ce20" office:value-type="date" office:date-value="2017-11-06" calcext:value-type="date">
            <text:p>6/11/17</text:p>
          </table:table-cell>
          <table:table-cell table:style-name="ce20" office:value-type="date" office:date-value="2017-12-05" calcext:value-type="date">
            <text:p>5/12/17</text:p>
          </table:table-cell>
          <table:table-cell table:style-name="ce20" office:value-type="date" office:date-value="2018-06-06" calcext:value-type="date">
            <text:p>6/6/18</text:p>
          </table:table-cell>
          <table:table-cell table:style-name="ce20" office:value-type="date" office:date-value="2018-12-31" calcext:value-type="date">
            <text:p>31/12/18</text:p>
          </table:table-cell>
          <table:table-cell table:style-name="ce28" table:formula="of:=IF(AND([.H$1]&gt;=YEAR([.$F18])*100+MONTH([.$F18]);[.H$1]&lt;=YEAR([.$G18])*100+MONTH([.$G18]));&quot;X&quot;;&quot;&quot;)">
            <text:p/>
          </table:table-cell>
          <table:table-cell table:style-name="ce28" table:formula="of:=IF(AND([.I$1]&gt;=YEAR([.$F18])*100+MONTH([.$F18]);[.I$1]&lt;=YEAR([.$G18])*100+MONTH([.$G18]));&quot;X&quot;;&quot;&quot;)" office:value-type="string" office:string-value="X" calcext:value-type="string">
            <text:p>X</text:p>
          </table:table-cell>
          <table:table-cell table:style-name="ce28" table:formula="of:=IF(AND([.J$1]&gt;=YEAR([.$F18])*100+MONTH([.$F18]);[.J$1]&lt;=YEAR([.$G18])*100+MONTH([.$G18]));&quot;X&quot;;&quot;&quot;)" office:value-type="string" office:string-value="X" calcext:value-type="string">
            <text:p>X</text:p>
          </table:table-cell>
          <table:table-cell table:style-name="ce28" table:formula="of:=IF(AND([.K$1]&gt;=YEAR([.$F18])*100+MONTH([.$F18]);[.K$1]&lt;=YEAR([.$G18])*100+MONTH([.$G18]));&quot;X&quot;;&quot;&quot;)" office:value-type="string" office:string-value="X" calcext:value-type="string">
            <text:p>X</text:p>
          </table:table-cell>
          <table:table-cell table:style-name="ce28" table:formula="of:=IF(AND([.L$1]&gt;=YEAR([.$F18])*100+MONTH([.$F18]);[.L$1]&lt;=YEAR([.$G18])*100+MONTH([.$G18]));&quot;X&quot;;&quot;&quot;)" office:value-type="string" office:string-value="X" calcext:value-type="string">
            <text:p>X</text:p>
          </table:table-cell>
          <table:table-cell table:style-name="ce28" table:formula="of:=IF(AND([.M$1]&gt;=YEAR([.$F18])*100+MONTH([.$F18]);[.M$1]&lt;=YEAR([.$G18])*100+MONTH([.$G18]));&quot;X&quot;;&quot;&quot;)" office:value-type="string" office:string-value="X" calcext:value-type="string">
            <text:p>X</text:p>
          </table:table-cell>
          <table:table-cell table:style-name="ce28" table:formula="of:=IF(AND([.N$1]&gt;=YEAR([.$F18])*100+MONTH([.$F18]);[.N$1]&lt;=YEAR([.$G18])*100+MONTH([.$G18]));&quot;X&quot;;&quot;&quot;)" office:value-type="string" office:string-value="X" calcext:value-type="string">
            <text:p>X</text:p>
          </table:table-cell>
          <table:table-cell table:style-name="ce28" table:formula="of:=IF(AND([.O$1]&gt;=YEAR([.$F18])*100+MONTH([.$F18]);[.O$1]&lt;=YEAR([.$G18])*100+MONTH([.$G18]));&quot;X&quot;;&quot;&quot;)" office:value-type="string" office:string-value="X" calcext:value-type="string">
            <text:p>X</text:p>
          </table:table-cell>
          <table:table-cell table:style-name="ce28" table:formula="of:=IF(AND([.P$1]&gt;=YEAR([.$F18])*100+MONTH([.$F18]);[.P$1]&lt;=YEAR([.$G18])*100+MONTH([.$G18]));&quot;X&quot;;&quot;&quot;)">
            <text:p/>
          </table:table-cell>
          <table:table-cell table:style-name="ce28" table:formula="of:=IF(AND([.Q$1]&gt;=YEAR([.$F18])*100+MONTH([.$F18]);[.Q$1]&lt;=YEAR([.$G18])*100+MONTH([.$G18]));&quot;X&quot;;&quot;&quot;)">
            <text:p/>
          </table:table-cell>
          <table:table-cell table:style-name="ce28" table:formula="of:=IF(AND([.R$1]&gt;=YEAR([.$F18])*100+MONTH([.$F18]);[.R$1]&lt;=YEAR([.$G18])*100+MONTH([.$G18]));&quot;X&quot;;&quot;&quot;)">
            <text:p/>
          </table:table-cell>
          <table:table-cell table:style-name="ce28" table:formula="of:=IF(AND([.S$1]&gt;=YEAR([.$F18])*100+MONTH([.$F18]);[.S$1]&lt;=YEAR([.$G18])*100+MONTH([.$G18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3.1</text:p>
          </table:table-cell>
          <table:table-cell table:style-name="ce11" office:value-type="string" calcext:value-type="string">
            <text:p>Applicazione dei requisiti e Gestione dei rischi (tutti gli scenari)</text:p>
            <text:p><text:span text:style-name="T1">- Enti e Tipologie di Unità Documentarie da configuare</text:span></text:p>
            <text:p><text:span text:style-name="T1">- Volumi e dimensioni medie dei documenti</text:span></text:p>
            <text:p><text:span text:style-name="T1">- Tempistiche</text:span></text:p>
            <text:p><text:span text:style-name="T1">- Responsabilità degli Enti produttori e dell'Ente conservatore</text:span></text:p>
            <text:p><text:span text:style-name="T1">- Processi</text:span></text:p>
            <text:p><text:span text:style-name="T1">- Procedure operative a supporto</text:span></text:p>
            <text:p><text:span text:style-name="T1">- Organizzazione del supporto del cedente post-avviamento.</text:span></text:p>
            <text:p><text:span text:style-name="T1">Output: Analisi dei rischi e Piano dei trattamenti</text:span></text:p>
            <text:p><text:span text:style-name="T1">Accordi di servizio e Allegati Disciplinari</text:span></text:p>
            <text:p><text:span text:style-name="T1">Disegno dei Processi e delle Procedure</text:span></text:p>
          </table:table-cell>
          <table:table-cell table:style-name="ce14"/>
          <table:table-cell table:style-name="ce20" office:value-type="date" office:date-value="2017-12-04" calcext:value-type="date">
            <text:p>4/12/17</text:p>
          </table:table-cell>
          <table:table-cell table:style-name="ce20" office:value-type="date" office:date-value="2018-03-30" calcext:value-type="date">
            <text:p>30/3/18</text:p>
          </table:table-cell>
          <table:table-cell table:style-name="ce20" office:value-type="date" office:date-value="2018-07-04" calcext:value-type="date">
            <text:p>4/7/18</text:p>
          </table:table-cell>
          <table:table-cell table:style-name="ce20" office:value-type="date" office:date-value="2019-01-31" calcext:value-type="date">
            <text:p>31/1/19</text:p>
          </table:table-cell>
          <table:table-cell table:style-name="ce29" table:formula="of:=IF(AND([.H$1]&gt;=YEAR([.$F19])*100+MONTH([.$F19]);[.H$1]&lt;=YEAR([.$G19])*100+MONTH([.$G19]));&quot;X&quot;;&quot;&quot;)">
            <text:p/>
          </table:table-cell>
          <table:table-cell table:style-name="ce29" table:formula="of:=IF(AND([.I$1]&gt;=YEAR([.$F19])*100+MONTH([.$F19]);[.I$1]&lt;=YEAR([.$G19])*100+MONTH([.$G19]));&quot;X&quot;;&quot;&quot;)">
            <text:p/>
          </table:table-cell>
          <table:table-cell table:style-name="ce29" table:formula="of:=IF(AND([.J$1]&gt;=YEAR([.$F19])*100+MONTH([.$F19]);[.J$1]&lt;=YEAR([.$G19])*100+MONTH([.$G19]));&quot;X&quot;;&quot;&quot;)" office:value-type="string" office:string-value="X" calcext:value-type="string">
            <text:p>X</text:p>
          </table:table-cell>
          <table:table-cell table:style-name="ce29" table:formula="of:=IF(AND([.K$1]&gt;=YEAR([.$F19])*100+MONTH([.$F19]);[.K$1]&lt;=YEAR([.$G19])*100+MONTH([.$G19]));&quot;X&quot;;&quot;&quot;)" office:value-type="string" office:string-value="X" calcext:value-type="string">
            <text:p>X</text:p>
          </table:table-cell>
          <table:table-cell table:style-name="ce29" table:formula="of:=IF(AND([.L$1]&gt;=YEAR([.$F19])*100+MONTH([.$F19]);[.L$1]&lt;=YEAR([.$G19])*100+MONTH([.$G19]));&quot;X&quot;;&quot;&quot;)" office:value-type="string" office:string-value="X" calcext:value-type="string">
            <text:p>X</text:p>
          </table:table-cell>
          <table:table-cell table:style-name="ce29" table:formula="of:=IF(AND([.M$1]&gt;=YEAR([.$F19])*100+MONTH([.$F19]);[.M$1]&lt;=YEAR([.$G19])*100+MONTH([.$G19]));&quot;X&quot;;&quot;&quot;)" office:value-type="string" office:string-value="X" calcext:value-type="string">
            <text:p>X</text:p>
          </table:table-cell>
          <table:table-cell table:style-name="ce29" table:formula="of:=IF(AND([.N$1]&gt;=YEAR([.$F19])*100+MONTH([.$F19]);[.N$1]&lt;=YEAR([.$G19])*100+MONTH([.$G19]));&quot;X&quot;;&quot;&quot;)" office:value-type="string" office:string-value="X" calcext:value-type="string">
            <text:p>X</text:p>
          </table:table-cell>
          <table:table-cell table:style-name="ce29" table:formula="of:=IF(AND([.O$1]&gt;=YEAR([.$F19])*100+MONTH([.$F19]);[.O$1]&lt;=YEAR([.$G19])*100+MONTH([.$G19]));&quot;X&quot;;&quot;&quot;)" office:value-type="string" office:string-value="X" calcext:value-type="string">
            <text:p>X</text:p>
          </table:table-cell>
          <table:table-cell table:style-name="ce29" table:formula="of:=IF(AND([.P$1]&gt;=YEAR([.$F19])*100+MONTH([.$F19]);[.P$1]&lt;=YEAR([.$G19])*100+MONTH([.$G19]));&quot;X&quot;;&quot;&quot;)" office:value-type="string" office:string-value="X" calcext:value-type="string">
            <text:p>X</text:p>
          </table:table-cell>
          <table:table-cell table:style-name="ce29" table:formula="of:=IF(AND([.Q$1]&gt;=YEAR([.$F19])*100+MONTH([.$F19]);[.Q$1]&lt;=YEAR([.$G19])*100+MONTH([.$G19]));&quot;X&quot;;&quot;&quot;)">
            <text:p/>
          </table:table-cell>
          <table:table-cell table:style-name="ce29" table:formula="of:=IF(AND([.R$1]&gt;=YEAR([.$F19])*100+MONTH([.$F19]);[.R$1]&lt;=YEAR([.$G19])*100+MONTH([.$G19]));&quot;X&quot;;&quot;&quot;)">
            <text:p/>
          </table:table-cell>
          <table:table-cell table:style-name="ce29" table:formula="of:=IF(AND([.S$1]&gt;=YEAR([.$F19])*100+MONTH([.$F19]);[.S$1]&lt;=YEAR([.$G19])*100+MONTH([.$G19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3.2</text:p>
          </table:table-cell>
          <table:table-cell table:style-name="ce11" office:value-type="string" calcext:value-type="string">
            <text:p>Realizzazione dell'infrastruttura HW e SW (scenari 1 e 2)</text:p>
            <text:p><text:span text:style-name="T2">- Infrastruttura necessaria per la realizzazione del pilota</text:span></text:p>
            <text:p><text:span text:style-name="T2">- Infrastrutture necessarie per il sistema di test e per il sistema di produzione</text:span></text:p>
            <text:p><text:span text:style-name="T2">- Caratteristiche del client di versamento sincrono che il riutilizzatore deve sviluppare per effettuare versamenti automatici.</text:span></text:p>
            <text:p><text:span text:style-name="T2">Output: Disegno dell'Architettura e Progetto del Client di versamento</text:span></text:p>
          </table:table-cell>
          <table:table-cell table:style-name="ce14"/>
          <table:table-cell table:style-name="ce20" office:value-type="date" office:date-value="2017-12-11" calcext:value-type="date">
            <text:p>11/12/17</text:p>
          </table:table-cell>
          <table:table-cell table:style-name="ce20" office:value-type="date" office:date-value="2018-01-26" calcext:value-type="date">
            <text:p>26/1/18</text:p>
          </table:table-cell>
          <table:table-cell table:style-name="ce20" office:value-type="date" office:date-value="2018-12-15" calcext:value-type="date">
            <text:p>15/12/18</text:p>
          </table:table-cell>
          <table:table-cell table:style-name="ce20" office:value-type="date" office:date-value="2019-01-31" calcext:value-type="date">
            <text:p>31/1/19</text:p>
          </table:table-cell>
          <table:table-cell table:style-name="ce29" table:formula="of:=IF(AND([.H$1]&gt;=YEAR([.$F20])*100+MONTH([.$F20]);[.H$1]&lt;=YEAR([.$G20])*100+MONTH([.$G20]));&quot;X&quot;;&quot;&quot;)">
            <text:p/>
          </table:table-cell>
          <table:table-cell table:style-name="ce29" table:formula="of:=IF(AND([.I$1]&gt;=YEAR([.$F20])*100+MONTH([.$F20]);[.I$1]&lt;=YEAR([.$G20])*100+MONTH([.$G20]));&quot;X&quot;;&quot;&quot;)">
            <text:p/>
          </table:table-cell>
          <table:table-cell table:style-name="ce29" table:formula="of:=IF(AND([.J$1]&gt;=YEAR([.$F20])*100+MONTH([.$F20]);[.J$1]&lt;=YEAR([.$G20])*100+MONTH([.$G20]));&quot;X&quot;;&quot;&quot;)">
            <text:p/>
          </table:table-cell>
          <table:table-cell table:style-name="ce29" table:formula="of:=IF(AND([.K$1]&gt;=YEAR([.$F20])*100+MONTH([.$F20]);[.K$1]&lt;=YEAR([.$G20])*100+MONTH([.$G20]));&quot;X&quot;;&quot;&quot;)">
            <text:p/>
          </table:table-cell>
          <table:table-cell table:style-name="ce29" table:formula="of:=IF(AND([.L$1]&gt;=YEAR([.$F20])*100+MONTH([.$F20]);[.L$1]&lt;=YEAR([.$G20])*100+MONTH([.$G20]));&quot;X&quot;;&quot;&quot;)">
            <text:p/>
          </table:table-cell>
          <table:table-cell table:style-name="ce29" table:formula="of:=IF(AND([.M$1]&gt;=YEAR([.$F20])*100+MONTH([.$F20]);[.M$1]&lt;=YEAR([.$G20])*100+MONTH([.$G20]));&quot;X&quot;;&quot;&quot;)">
            <text:p/>
          </table:table-cell>
          <table:table-cell table:style-name="ce29" table:formula="of:=IF(AND([.N$1]&gt;=YEAR([.$F20])*100+MONTH([.$F20]);[.N$1]&lt;=YEAR([.$G20])*100+MONTH([.$G20]));&quot;X&quot;;&quot;&quot;)">
            <text:p/>
          </table:table-cell>
          <table:table-cell table:style-name="ce29" table:formula="of:=IF(AND([.O$1]&gt;=YEAR([.$F20])*100+MONTH([.$F20]);[.O$1]&lt;=YEAR([.$G20])*100+MONTH([.$G20]));&quot;X&quot;;&quot;&quot;)" office:value-type="string" office:string-value="X" calcext:value-type="string">
            <text:p>X</text:p>
          </table:table-cell>
          <table:table-cell table:style-name="ce29" table:formula="of:=IF(AND([.P$1]&gt;=YEAR([.$F20])*100+MONTH([.$F20]);[.P$1]&lt;=YEAR([.$G20])*100+MONTH([.$G20]));&quot;X&quot;;&quot;&quot;)" office:value-type="string" office:string-value="X" calcext:value-type="string">
            <text:p>X</text:p>
          </table:table-cell>
          <table:table-cell table:style-name="ce29" table:formula="of:=IF(AND([.Q$1]&gt;=YEAR([.$F20])*100+MONTH([.$F20]);[.Q$1]&lt;=YEAR([.$G20])*100+MONTH([.$G20]));&quot;X&quot;;&quot;&quot;)">
            <text:p/>
          </table:table-cell>
          <table:table-cell table:style-name="ce29" table:formula="of:=IF(AND([.R$1]&gt;=YEAR([.$F20])*100+MONTH([.$F20]);[.R$1]&lt;=YEAR([.$G20])*100+MONTH([.$G20]));&quot;X&quot;;&quot;&quot;)">
            <text:p/>
          </table:table-cell>
          <table:table-cell table:style-name="ce29" table:formula="of:=IF(AND([.S$1]&gt;=YEAR([.$F20])*100+MONTH([.$F20]);[.S$1]&lt;=YEAR([.$G20])*100+MONTH([.$G20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3.3</text:p>
          </table:table-cell>
          <table:table-cell table:style-name="ce11" office:value-type="string" calcext:value-type="string">
            <text:p>Addestramento del personale archivistico (tutti gli scenari) attraverso formazione in aula ed e-learning su<text:span text:style-name="T2">:</text:span></text:p>
            <text:p><text:span text:style-name="T2">- Conservazione digitale</text:span></text:p>
            <text:p><text:span text:style-name="T2">- Conservazione tramite SacER</text:span></text:p>
            <text:p><text:span text:style-name="T2">- Illustrazione di SacER, con prove pratiche nell’ambiente di test</text:span></text:p>
            <text:p><text:span text:style-name="T2">Training on the job tramite supporto remoto durante il pilota.</text:span></text:p>
            <text:p><text:span text:style-name="T2">Output: Verbali formazione</text:span></text:p>
          </table:table-cell>
          <table:table-cell table:style-name="ce14"/>
          <table:table-cell table:style-name="ce20" office:value-type="date" office:date-value="2018-01-09" calcext:value-type="date">
            <text:p>9/1/18</text:p>
          </table:table-cell>
          <table:table-cell table:style-name="ce20" office:value-type="date" office:date-value="2018-01-26" calcext:value-type="date">
            <text:p>26/1/18</text:p>
          </table:table-cell>
          <table:table-cell table:style-name="ce20" office:value-type="date" office:date-value="2018-12-15" calcext:value-type="date">
            <text:p>15/12/18</text:p>
          </table:table-cell>
          <table:table-cell table:style-name="ce20" office:value-type="date" office:date-value="2019-03-31" calcext:value-type="date">
            <text:p>31/3/19</text:p>
          </table:table-cell>
          <table:table-cell table:style-name="ce29" table:formula="of:=IF(AND([.H$1]&gt;=YEAR([.$F21])*100+MONTH([.$F21]);[.H$1]&lt;=YEAR([.$G21])*100+MONTH([.$G21]));&quot;X&quot;;&quot;&quot;)">
            <text:p/>
          </table:table-cell>
          <table:table-cell table:style-name="ce29" table:formula="of:=IF(AND([.I$1]&gt;=YEAR([.$F21])*100+MONTH([.$F21]);[.I$1]&lt;=YEAR([.$G21])*100+MONTH([.$G21]));&quot;X&quot;;&quot;&quot;)">
            <text:p/>
          </table:table-cell>
          <table:table-cell table:style-name="ce29" table:formula="of:=IF(AND([.J$1]&gt;=YEAR([.$F21])*100+MONTH([.$F21]);[.J$1]&lt;=YEAR([.$G21])*100+MONTH([.$G21]));&quot;X&quot;;&quot;&quot;)">
            <text:p/>
          </table:table-cell>
          <table:table-cell table:style-name="ce29" table:formula="of:=IF(AND([.K$1]&gt;=YEAR([.$F21])*100+MONTH([.$F21]);[.K$1]&lt;=YEAR([.$G21])*100+MONTH([.$G21]));&quot;X&quot;;&quot;&quot;)">
            <text:p/>
          </table:table-cell>
          <table:table-cell table:style-name="ce29" table:formula="of:=IF(AND([.L$1]&gt;=YEAR([.$F21])*100+MONTH([.$F21]);[.L$1]&lt;=YEAR([.$G21])*100+MONTH([.$G21]));&quot;X&quot;;&quot;&quot;)">
            <text:p/>
          </table:table-cell>
          <table:table-cell table:style-name="ce29" table:formula="of:=IF(AND([.M$1]&gt;=YEAR([.$F21])*100+MONTH([.$F21]);[.M$1]&lt;=YEAR([.$G21])*100+MONTH([.$G21]));&quot;X&quot;;&quot;&quot;)">
            <text:p/>
          </table:table-cell>
          <table:table-cell table:style-name="ce29" table:formula="of:=IF(AND([.N$1]&gt;=YEAR([.$F21])*100+MONTH([.$F21]);[.N$1]&lt;=YEAR([.$G21])*100+MONTH([.$G21]));&quot;X&quot;;&quot;&quot;)">
            <text:p/>
          </table:table-cell>
          <table:table-cell table:style-name="ce29" table:formula="of:=IF(AND([.O$1]&gt;=YEAR([.$F21])*100+MONTH([.$F21]);[.O$1]&lt;=YEAR([.$G21])*100+MONTH([.$G21]));&quot;X&quot;;&quot;&quot;)" office:value-type="string" office:string-value="X" calcext:value-type="string">
            <text:p>X</text:p>
          </table:table-cell>
          <table:table-cell table:style-name="ce29" table:formula="of:=IF(AND([.P$1]&gt;=YEAR([.$F21])*100+MONTH([.$F21]);[.P$1]&lt;=YEAR([.$G21])*100+MONTH([.$G21]));&quot;X&quot;;&quot;&quot;)" office:value-type="string" office:string-value="X" calcext:value-type="string">
            <text:p>X</text:p>
          </table:table-cell>
          <table:table-cell table:style-name="ce29" table:formula="of:=IF(AND([.Q$1]&gt;=YEAR([.$F21])*100+MONTH([.$F21]);[.Q$1]&lt;=YEAR([.$G21])*100+MONTH([.$G21]));&quot;X&quot;;&quot;&quot;)" office:value-type="string" office:string-value="X" calcext:value-type="string">
            <text:p>X</text:p>
          </table:table-cell>
          <table:table-cell table:style-name="ce29" table:formula="of:=IF(AND([.R$1]&gt;=YEAR([.$F21])*100+MONTH([.$F21]);[.R$1]&lt;=YEAR([.$G21])*100+MONTH([.$G21]));&quot;X&quot;;&quot;&quot;)" office:value-type="string" office:string-value="X" calcext:value-type="string">
            <text:p>X</text:p>
          </table:table-cell>
          <table:table-cell table:style-name="ce29" table:formula="of:=IF(AND([.S$1]&gt;=YEAR([.$F21])*100+MONTH([.$F21]);[.S$1]&lt;=YEAR([.$G21])*100+MONTH([.$G21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3.4</text:p>
          </table:table-cell>
          <table:table-cell table:style-name="ce11" office:value-type="string" calcext:value-type="string">
            <text:p>Addestramento del personale tecnico (scenario 1 e 2) attraverso presentazione del sistema in aula e training on the job su:</text:p>
            <text:p><text:span text:style-name="T2">- Ambienti di test e di produzione</text:span></text:p>
            <text:p><text:span text:style-name="T2">- Configurazioni del sistema</text:span></text:p>
            <text:p><text:span text:style-name="T2">- Componenti sw</text:span></text:p>
            <text:p><text:span text:style-name="T2">- Sicurezza</text:span></text:p>
            <text:p><text:span text:style-name="T2">- Monitoraggio di attività e job</text:span></text:p>
            <text:p><text:span text:style-name="T2">- Analisi e risoluzione degli errori</text:span></text:p>
            <text:p><text:span text:style-name="T2">- Requisiti tecnici per i client</text:span></text:p>
            <text:p><text:span text:style-name="T2">- Gestione delle release.</text:span></text:p>
            <text:p><text:span text:style-name="T2">Output: Verbali formazione</text:span></text:p>
          </table:table-cell>
          <table:table-cell table:style-name="ce14"/>
          <table:table-cell table:style-name="ce20" office:value-type="date" office:date-value="2017-12-04" calcext:value-type="date">
            <text:p>4/12/17</text:p>
          </table:table-cell>
          <table:table-cell table:style-name="ce20" office:value-type="date" office:date-value="2017-12-29" calcext:value-type="date">
            <text:p>29/12/17</text:p>
          </table:table-cell>
          <table:table-cell table:style-name="ce20" office:value-type="date" office:date-value="2018-12-15" calcext:value-type="date">
            <text:p>15/12/18</text:p>
          </table:table-cell>
          <table:table-cell table:style-name="ce20" office:value-type="date" office:date-value="2019-03-31" calcext:value-type="date">
            <text:p>31/3/19</text:p>
          </table:table-cell>
          <table:table-cell table:style-name="ce29" table:formula="of:=IF(AND([.H$1]&gt;=YEAR([.$F22])*100+MONTH([.$F22]);[.H$1]&lt;=YEAR([.$G22])*100+MONTH([.$G22]));&quot;X&quot;;&quot;&quot;)">
            <text:p/>
          </table:table-cell>
          <table:table-cell table:style-name="ce29" table:formula="of:=IF(AND([.I$1]&gt;=YEAR([.$F22])*100+MONTH([.$F22]);[.I$1]&lt;=YEAR([.$G22])*100+MONTH([.$G22]));&quot;X&quot;;&quot;&quot;)">
            <text:p/>
          </table:table-cell>
          <table:table-cell table:style-name="ce29" table:formula="of:=IF(AND([.J$1]&gt;=YEAR([.$F22])*100+MONTH([.$F22]);[.J$1]&lt;=YEAR([.$G22])*100+MONTH([.$G22]));&quot;X&quot;;&quot;&quot;)">
            <text:p/>
          </table:table-cell>
          <table:table-cell table:style-name="ce29" table:formula="of:=IF(AND([.K$1]&gt;=YEAR([.$F22])*100+MONTH([.$F22]);[.K$1]&lt;=YEAR([.$G22])*100+MONTH([.$G22]));&quot;X&quot;;&quot;&quot;)">
            <text:p/>
          </table:table-cell>
          <table:table-cell table:style-name="ce29" table:formula="of:=IF(AND([.L$1]&gt;=YEAR([.$F22])*100+MONTH([.$F22]);[.L$1]&lt;=YEAR([.$G22])*100+MONTH([.$G22]));&quot;X&quot;;&quot;&quot;)">
            <text:p/>
          </table:table-cell>
          <table:table-cell table:style-name="ce29" table:formula="of:=IF(AND([.M$1]&gt;=YEAR([.$F22])*100+MONTH([.$F22]);[.M$1]&lt;=YEAR([.$G22])*100+MONTH([.$G22]));&quot;X&quot;;&quot;&quot;)">
            <text:p/>
          </table:table-cell>
          <table:table-cell table:style-name="ce29" table:formula="of:=IF(AND([.N$1]&gt;=YEAR([.$F22])*100+MONTH([.$F22]);[.N$1]&lt;=YEAR([.$G22])*100+MONTH([.$G22]));&quot;X&quot;;&quot;&quot;)">
            <text:p/>
          </table:table-cell>
          <table:table-cell table:style-name="ce29" table:formula="of:=IF(AND([.O$1]&gt;=YEAR([.$F22])*100+MONTH([.$F22]);[.O$1]&lt;=YEAR([.$G22])*100+MONTH([.$G22]));&quot;X&quot;;&quot;&quot;)" office:value-type="string" office:string-value="X" calcext:value-type="string">
            <text:p>X</text:p>
          </table:table-cell>
          <table:table-cell table:style-name="ce29" table:formula="of:=IF(AND([.P$1]&gt;=YEAR([.$F22])*100+MONTH([.$F22]);[.P$1]&lt;=YEAR([.$G22])*100+MONTH([.$G22]));&quot;X&quot;;&quot;&quot;)" office:value-type="string" office:string-value="X" calcext:value-type="string">
            <text:p>X</text:p>
          </table:table-cell>
          <table:table-cell table:style-name="ce29" table:formula="of:=IF(AND([.Q$1]&gt;=YEAR([.$F22])*100+MONTH([.$F22]);[.Q$1]&lt;=YEAR([.$G22])*100+MONTH([.$G22]));&quot;X&quot;;&quot;&quot;)" office:value-type="string" office:string-value="X" calcext:value-type="string">
            <text:p>X</text:p>
          </table:table-cell>
          <table:table-cell table:style-name="ce29" table:formula="of:=IF(AND([.R$1]&gt;=YEAR([.$F22])*100+MONTH([.$F22]);[.R$1]&lt;=YEAR([.$G22])*100+MONTH([.$G22]));&quot;X&quot;;&quot;&quot;)" office:value-type="string" office:string-value="X" calcext:value-type="string">
            <text:p>X</text:p>
          </table:table-cell>
          <table:table-cell table:style-name="ce29" table:formula="of:=IF(AND([.S$1]&gt;=YEAR([.$F22])*100+MONTH([.$F22]);[.S$1]&lt;=YEAR([.$G22])*100+MONTH([.$G22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3.5</text:p>
          </table:table-cell>
          <table:table-cell table:style-name="ce11" office:value-type="string" calcext:value-type="string">
            <text:p>Predisposizione del sistema (scenari 1 e 2)</text:p>
            <text:p><text:span text:style-name="T1">- Installazione</text:span></text:p>
            <text:p><text:span text:style-name="T1">- Creazione e popolazione iniziale del data base</text:span></text:p>
            <text:p><text:span text:style-name="T1">- Integrazione dell’IDP del riusante</text:span></text:p>
            <text:p><text:span text:style-name="T1">- Parametrazione</text:span></text:p>
            <text:p><text:span text:style-name="T1">- Funzionamento del client di versamento</text:span></text:p>
            <text:p><text:span text:style-name="T1">- Test del sistema</text:span></text:p>
            <text:p><text:span text:style-name="T1">Output: Sistema installato e funzionante</text:span></text:p>
            <text:p><text:span text:style-name="T1">Verbali di collaudo</text:span></text:p>
          </table:table-cell>
          <table:table-cell table:style-name="ce14"/>
          <table:table-cell table:style-name="ce20" office:value-type="date" office:date-value="2018-02-05" calcext:value-type="date">
            <text:p>5/2/18</text:p>
          </table:table-cell>
          <table:table-cell table:style-name="ce20" office:value-type="date" office:date-value="2018-03-30" calcext:value-type="date">
            <text:p>30/3/18</text:p>
          </table:table-cell>
          <table:table-cell table:style-name="ce20" office:value-type="date" office:date-value="2018-12-15" calcext:value-type="date">
            <text:p>15/12/18</text:p>
          </table:table-cell>
          <table:table-cell table:style-name="ce20" office:value-type="date" office:date-value="2019-03-31" calcext:value-type="date">
            <text:p>31/3/19</text:p>
          </table:table-cell>
          <table:table-cell table:style-name="ce29" table:formula="of:=IF(AND([.H$1]&gt;=YEAR([.$F23])*100+MONTH([.$F23]);[.H$1]&lt;=YEAR([.$G23])*100+MONTH([.$G23]));&quot;X&quot;;&quot;&quot;)">
            <text:p/>
          </table:table-cell>
          <table:table-cell table:style-name="ce29" table:formula="of:=IF(AND([.I$1]&gt;=YEAR([.$F23])*100+MONTH([.$F23]);[.I$1]&lt;=YEAR([.$G23])*100+MONTH([.$G23]));&quot;X&quot;;&quot;&quot;)">
            <text:p/>
          </table:table-cell>
          <table:table-cell table:style-name="ce29" table:formula="of:=IF(AND([.J$1]&gt;=YEAR([.$F23])*100+MONTH([.$F23]);[.J$1]&lt;=YEAR([.$G23])*100+MONTH([.$G23]));&quot;X&quot;;&quot;&quot;)">
            <text:p/>
          </table:table-cell>
          <table:table-cell table:style-name="ce29" table:formula="of:=IF(AND([.K$1]&gt;=YEAR([.$F23])*100+MONTH([.$F23]);[.K$1]&lt;=YEAR([.$G23])*100+MONTH([.$G23]));&quot;X&quot;;&quot;&quot;)">
            <text:p/>
          </table:table-cell>
          <table:table-cell table:style-name="ce29" table:formula="of:=IF(AND([.L$1]&gt;=YEAR([.$F23])*100+MONTH([.$F23]);[.L$1]&lt;=YEAR([.$G23])*100+MONTH([.$G23]));&quot;X&quot;;&quot;&quot;)">
            <text:p/>
          </table:table-cell>
          <table:table-cell table:style-name="ce29" table:formula="of:=IF(AND([.M$1]&gt;=YEAR([.$F23])*100+MONTH([.$F23]);[.M$1]&lt;=YEAR([.$G23])*100+MONTH([.$G23]));&quot;X&quot;;&quot;&quot;)">
            <text:p/>
          </table:table-cell>
          <table:table-cell table:style-name="ce29" table:formula="of:=IF(AND([.N$1]&gt;=YEAR([.$F23])*100+MONTH([.$F23]);[.N$1]&lt;=YEAR([.$G23])*100+MONTH([.$G23]));&quot;X&quot;;&quot;&quot;)">
            <text:p/>
          </table:table-cell>
          <table:table-cell table:style-name="ce29" table:formula="of:=IF(AND([.O$1]&gt;=YEAR([.$F23])*100+MONTH([.$F23]);[.O$1]&lt;=YEAR([.$G23])*100+MONTH([.$G23]));&quot;X&quot;;&quot;&quot;)" office:value-type="string" office:string-value="X" calcext:value-type="string">
            <text:p>X</text:p>
          </table:table-cell>
          <table:table-cell table:style-name="ce29" table:formula="of:=IF(AND([.P$1]&gt;=YEAR([.$F23])*100+MONTH([.$F23]);[.P$1]&lt;=YEAR([.$G23])*100+MONTH([.$G23]));&quot;X&quot;;&quot;&quot;)" office:value-type="string" office:string-value="X" calcext:value-type="string">
            <text:p>X</text:p>
          </table:table-cell>
          <table:table-cell table:style-name="ce29" table:formula="of:=IF(AND([.Q$1]&gt;=YEAR([.$F23])*100+MONTH([.$F23]);[.Q$1]&lt;=YEAR([.$G23])*100+MONTH([.$G23]));&quot;X&quot;;&quot;&quot;)" office:value-type="string" office:string-value="X" calcext:value-type="string">
            <text:p>X</text:p>
          </table:table-cell>
          <table:table-cell table:style-name="ce29" table:formula="of:=IF(AND([.R$1]&gt;=YEAR([.$F23])*100+MONTH([.$F23]);[.R$1]&lt;=YEAR([.$G23])*100+MONTH([.$G23]));&quot;X&quot;;&quot;&quot;)" office:value-type="string" office:string-value="X" calcext:value-type="string">
            <text:p>X</text:p>
          </table:table-cell>
          <table:table-cell table:style-name="ce29" table:formula="of:=IF(AND([.S$1]&gt;=YEAR([.$F23])*100+MONTH([.$F23]);[.S$1]&lt;=YEAR([.$G23])*100+MONTH([.$G23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3.6</text:p>
          </table:table-cell>
          <table:table-cell table:style-name="ce11" office:value-type="string" calcext:value-type="string">
            <text:p>Pilota e avvio in produzione (tutti gli scenari)</text:p>
            <text:p><text:span text:style-name="T1">- Test del servizio</text:span></text:p>
            <text:p><text:span text:style-name="T1">- Parametrazione iniziale del sistema di produzione</text:span></text:p>
            <text:p><text:span text:style-name="T1">- Versamento effettivo di Unità Documentarie</text:span></text:p>
            <text:p><text:span text:style-name="T1">- Supporto archivistico e tecnico.</text:span></text:p>
            <text:p><text:span text:style-name="T1">Output: Verbale di avvio in produzione</text:span></text:p>
            <text:p><text:span text:style-name="T1">Documenti versati</text:span></text:p>
            <text:p><text:span text:style-name="T1">Anomalie di versamento</text:span></text:p>
            <text:p><text:span text:style-name="T1">Manuale d'esercizio archivistico</text:span></text:p>
          </table:table-cell>
          <table:table-cell table:style-name="ce14"/>
          <table:table-cell table:style-name="ce20" office:value-type="date" office:date-value="2018-04-02" calcext:value-type="date">
            <text:p>2/4/18</text:p>
          </table:table-cell>
          <table:table-cell table:style-name="ce20" office:value-type="date" office:date-value="2018-05-31" calcext:value-type="date">
            <text:p>31/5/18</text:p>
          </table:table-cell>
          <table:table-cell table:style-name="ce20" office:value-type="date" office:date-value="2018-12-31" calcext:value-type="date">
            <text:p>31/12/18</text:p>
          </table:table-cell>
          <table:table-cell table:style-name="ce20" office:value-type="date" office:date-value="2019-04-30" calcext:value-type="date">
            <text:p>30/4/19</text:p>
          </table:table-cell>
          <table:table-cell table:style-name="ce29" table:formula="of:=IF(AND([.H$1]&gt;=YEAR([.$F24])*100+MONTH([.$F24]);[.H$1]&lt;=YEAR([.$G24])*100+MONTH([.$G24]));&quot;X&quot;;&quot;&quot;)">
            <text:p/>
          </table:table-cell>
          <table:table-cell table:style-name="ce29" table:formula="of:=IF(AND([.I$1]&gt;=YEAR([.$F24])*100+MONTH([.$F24]);[.I$1]&lt;=YEAR([.$G24])*100+MONTH([.$G24]));&quot;X&quot;;&quot;&quot;)">
            <text:p/>
          </table:table-cell>
          <table:table-cell table:style-name="ce29" table:formula="of:=IF(AND([.J$1]&gt;=YEAR([.$F24])*100+MONTH([.$F24]);[.J$1]&lt;=YEAR([.$G24])*100+MONTH([.$G24]));&quot;X&quot;;&quot;&quot;)">
            <text:p/>
          </table:table-cell>
          <table:table-cell table:style-name="ce29" table:formula="of:=IF(AND([.K$1]&gt;=YEAR([.$F24])*100+MONTH([.$F24]);[.K$1]&lt;=YEAR([.$G24])*100+MONTH([.$G24]));&quot;X&quot;;&quot;&quot;)">
            <text:p/>
          </table:table-cell>
          <table:table-cell table:style-name="ce29" table:formula="of:=IF(AND([.L$1]&gt;=YEAR([.$F24])*100+MONTH([.$F24]);[.L$1]&lt;=YEAR([.$G24])*100+MONTH([.$G24]));&quot;X&quot;;&quot;&quot;)">
            <text:p/>
          </table:table-cell>
          <table:table-cell table:style-name="ce29" table:number-columns-repeated="2"/>
          <table:table-cell table:style-name="ce29" table:formula="of:=IF(AND([.O$1]&gt;=YEAR([.$F24])*100+MONTH([.$F24]);[.O$1]&lt;=YEAR([.$G24])*100+MONTH([.$G24]));&quot;X&quot;;&quot;&quot;)" office:value-type="string" office:string-value="X" calcext:value-type="string">
            <text:p>X</text:p>
          </table:table-cell>
          <table:table-cell table:style-name="ce29" table:formula="of:=IF(AND([.P$1]&gt;=YEAR([.$F24])*100+MONTH([.$F24]);[.P$1]&lt;=YEAR([.$G24])*100+MONTH([.$G24]));&quot;X&quot;;&quot;&quot;)" office:value-type="string" office:string-value="X" calcext:value-type="string">
            <text:p>X</text:p>
          </table:table-cell>
          <table:table-cell table:style-name="ce29" table:formula="of:=IF(AND([.Q$1]&gt;=YEAR([.$F24])*100+MONTH([.$F24]);[.Q$1]&lt;=YEAR([.$G24])*100+MONTH([.$G24]));&quot;X&quot;;&quot;&quot;)" office:value-type="string" office:string-value="X" calcext:value-type="string">
            <text:p>X</text:p>
          </table:table-cell>
          <table:table-cell table:style-name="ce29" table:formula="of:=IF(AND([.R$1]&gt;=YEAR([.$F24])*100+MONTH([.$F24]);[.R$1]&lt;=YEAR([.$G24])*100+MONTH([.$G24]));&quot;X&quot;;&quot;&quot;)" office:value-type="string" office:string-value="X" calcext:value-type="string">
            <text:p>X</text:p>
          </table:table-cell>
          <table:table-cell table:style-name="ce29" table:formula="of:=IF(AND([.S$1]&gt;=YEAR([.$F24])*100+MONTH([.$F24]);[.S$1]&lt;=YEAR([.$G24])*100+MONTH([.$G24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3.7</text:p>
          </table:table-cell>
          <table:table-cell table:style-name="ce10" office:value-type="string" calcext:value-type="string">
            <text:p>Supporto all'avvio dell'accreditamento AgID (scenari 1 e 3)</text:p>
            <text:p><text:span text:style-name="T1">- Pianificazione del processo di accreditamento</text:span></text:p>
            <text:p><text:span text:style-name="T1">- Compilazione della documentazione da inviare a AgID</text:span></text:p>
            <text:p><text:span text:style-name="T1">Output: Manuale di Conservazione</text:span></text:p>
            <text:p><text:span text:style-name="T1">Piano della Sicurezza</text:span></text:p>
          </table:table-cell>
          <table:table-cell table:style-name="ce14"/>
          <table:table-cell table:style-name="ce20" office:value-type="date" office:date-value="2017-11-01" calcext:value-type="date">
            <text:p>1/11/17</text:p>
          </table:table-cell>
          <table:table-cell table:style-name="ce20" office:value-type="date" office:date-value="2018-01-26" calcext:value-type="date">
            <text:p>26/1/18</text:p>
          </table:table-cell>
          <table:table-cell table:style-name="ce20" office:value-type="date" office:date-value="2018-06-06" calcext:value-type="date">
            <text:p>6/6/18</text:p>
          </table:table-cell>
          <table:table-cell table:style-name="ce20" office:value-type="date" office:date-value="2019-03-31" calcext:value-type="date">
            <text:p>31/3/19</text:p>
          </table:table-cell>
          <table:table-cell table:style-name="ce29" table:formula="of:=IF(AND([.H$1]&gt;=YEAR([.$F25])*100+MONTH([.$F25]);[.H$1]&lt;=YEAR([.$G25])*100+MONTH([.$G25]));&quot;X&quot;;&quot;&quot;)">
            <text:p/>
          </table:table-cell>
          <table:table-cell table:style-name="ce29" table:formula="of:=IF(AND([.I$1]&gt;=YEAR([.$F25])*100+MONTH([.$F25]);[.I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J$1]&gt;=YEAR([.$F25])*100+MONTH([.$F25]);[.J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K$1]&gt;=YEAR([.$F25])*100+MONTH([.$F25]);[.K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L$1]&gt;=YEAR([.$F25])*100+MONTH([.$F25]);[.L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M$1]&gt;=YEAR([.$F25])*100+MONTH([.$F25]);[.M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N$1]&gt;=YEAR([.$F25])*100+MONTH([.$F25]);[.N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O$1]&gt;=YEAR([.$F25])*100+MONTH([.$F25]);[.O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P$1]&gt;=YEAR([.$F25])*100+MONTH([.$F25]);[.P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Q$1]&gt;=YEAR([.$F25])*100+MONTH([.$F25]);[.Q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R$1]&gt;=YEAR([.$F25])*100+MONTH([.$F25]);[.R$1]&lt;=YEAR([.$G25])*100+MONTH([.$G25]));&quot;X&quot;;&quot;&quot;)" office:value-type="string" office:string-value="X" calcext:value-type="string">
            <text:p>X</text:p>
          </table:table-cell>
          <table:table-cell table:style-name="ce29" table:formula="of:=IF(AND([.S$1]&gt;=YEAR([.$F25])*100+MONTH([.$F25]);[.S$1]&lt;=YEAR([.$G25])*100+MONTH([.$G25]));&quot;X&quot;;&quot;&quot;)">
            <text:p/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4.1</text:p>
          </table:table-cell>
          <table:table-cell table:style-name="ce10" office:value-type="string" calcext:value-type="string">
            <text:p>Definizione delle linee guida di evoluzione della Buona Pratica nel periodo medio-lungo</text:p>
            <text:p><text:span text:style-name="T1">Output: Linee guida di evoluzione della Buona Pratica</text:span></text:p>
            <text:p><text:span text:style-name="T1">Strumenti per l'evoluzione collaborativa</text:span></text:p>
          </table:table-cell>
          <table:table-cell table:style-name="ce14"/>
          <table:table-cell table:style-name="ce20" office:value-type="date" office:date-value="2018-04-02" calcext:value-type="date">
            <text:p>2/4/18</text:p>
          </table:table-cell>
          <table:table-cell table:style-name="ce20" office:value-type="date" office:date-value="2018-04-27" calcext:value-type="date">
            <text:p>27/4/18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0" office:value-type="date" office:date-value="2018-11-25" calcext:value-type="date">
            <text:p>25/11/18</text:p>
          </table:table-cell>
          <table:table-cell table:style-name="ce30" table:formula="of:=IF(AND([.H$1]&gt;=YEAR([.$F26])*100+MONTH([.$F26]);[.H$1]&lt;=YEAR([.$G26])*100+MONTH([.$G26]));&quot;X&quot;;&quot;&quot;)">
            <text:p/>
          </table:table-cell>
          <table:table-cell table:style-name="ce30" table:formula="of:=IF(AND([.I$1]&gt;=YEAR([.$F26])*100+MONTH([.$F26]);[.I$1]&lt;=YEAR([.$G26])*100+MONTH([.$G26]));&quot;X&quot;;&quot;&quot;)">
            <text:p/>
          </table:table-cell>
          <table:table-cell table:style-name="ce30" table:formula="of:=IF(AND([.J$1]&gt;=YEAR([.$F26])*100+MONTH([.$F26]);[.J$1]&lt;=YEAR([.$G26])*100+MONTH([.$G26]));&quot;X&quot;;&quot;&quot;)">
            <text:p/>
          </table:table-cell>
          <table:table-cell table:style-name="ce30" table:formula="of:=IF(AND([.K$1]&gt;=YEAR([.$F26])*100+MONTH([.$F26]);[.K$1]&lt;=YEAR([.$G26])*100+MONTH([.$G26]));&quot;X&quot;;&quot;&quot;)">
            <text:p/>
          </table:table-cell>
          <table:table-cell table:style-name="ce30" table:formula="of:=IF(AND([.L$1]&gt;=YEAR([.$F26])*100+MONTH([.$F26]);[.L$1]&lt;=YEAR([.$G26])*100+MONTH([.$G26]));&quot;X&quot;;&quot;&quot;)">
            <text:p/>
          </table:table-cell>
          <table:table-cell table:style-name="ce30" table:number-columns-repeated="3"/>
          <table:table-cell table:number-columns-repeated="2" table:style-name="ce30" office:value-type="string" calcext:value-type="string">
            <text:p>X</text:p>
          </table:table-cell>
          <table:table-cell table:style-name="ce30" table:formula="of:=IF(AND([.R$1]&gt;=YEAR([.$F26])*100+MONTH([.$F26]);[.R$1]&lt;=YEAR([.$G26])*100+MONTH([.$G26]));&quot;X&quot;;&quot;&quot;)">
            <text:p/>
          </table:table-cell>
          <table:table-cell table:style-name="ce30" table:formula="of:=IF(AND([.S$1]&gt;=YEAR([.$F26])*100+MONTH([.$F26]);[.S$1]&lt;=YEAR([.$G26])*100+MONTH([.$G26]));&quot;X&quot;;&quot;&quot;)">
            <text:p/>
          </table:table-cell>
          <table:table-cell table:number-columns-repeated="1005"/>
        </table:table-row>
        <table:table-row table:style-name="ro3">
          <table:table-cell table:style-name="ce7" office:value-type="string" calcext:value-type="string">
            <text:p>A4.2</text:p>
          </table:table-cell>
          <table:table-cell table:style-name="ce12" office:value-type="string" calcext:value-type="string">
            <text:p>Generalizzazione dei meccanismi di intetfaccia per ampliare il numero di sistemi alimentanti il sistema di conservazione</text:p>
            <text:p><text:span text:style-name="T2">Output: Specifiche di interfaccia generalizzate</text:span></text:p>
          </table:table-cell>
          <table:table-cell table:style-name="ce15"/>
          <table:table-cell table:style-name="ce21" office:value-type="date" office:date-value="2018-04-02" calcext:value-type="date">
            <text:p>2/4/18</text:p>
          </table:table-cell>
          <table:table-cell table:style-name="ce21" office:value-type="date" office:date-value="2018-08-31" calcext:value-type="date">
            <text:p>31/8/18</text:p>
          </table:table-cell>
          <table:table-cell table:style-name="ce21" office:value-type="date" office:date-value="2018-09-01" calcext:value-type="date">
            <text:p>1/9/18</text:p>
          </table:table-cell>
          <table:table-cell table:style-name="ce21" office:value-type="date" office:date-value="2018-12-31" calcext:value-type="date">
            <text:p>31/12/18</text:p>
          </table:table-cell>
          <table:table-cell table:style-name="ce31" table:formula="of:=IF(AND([.H$1]&gt;=YEAR([.$F27])*100+MONTH([.$F27]);[.H$1]&lt;=YEAR([.$G27])*100+MONTH([.$G27]));&quot;X&quot;;&quot;&quot;)">
            <text:p/>
          </table:table-cell>
          <table:table-cell table:style-name="ce31" table:formula="of:=IF(AND([.I$1]&gt;=YEAR([.$F27])*100+MONTH([.$F27]);[.I$1]&lt;=YEAR([.$G27])*100+MONTH([.$G27]));&quot;X&quot;;&quot;&quot;)">
            <text:p/>
          </table:table-cell>
          <table:table-cell table:style-name="ce31" table:formula="of:=IF(AND([.J$1]&gt;=YEAR([.$F27])*100+MONTH([.$F27]);[.J$1]&lt;=YEAR([.$G27])*100+MONTH([.$G27]));&quot;X&quot;;&quot;&quot;)">
            <text:p/>
          </table:table-cell>
          <table:table-cell table:style-name="ce31" table:formula="of:=IF(AND([.K$1]&gt;=YEAR([.$F27])*100+MONTH([.$F27]);[.K$1]&lt;=YEAR([.$G27])*100+MONTH([.$G27]));&quot;X&quot;;&quot;&quot;)">
            <text:p/>
          </table:table-cell>
          <table:table-cell table:style-name="ce31" table:formula="of:=IF(AND([.L$1]&gt;=YEAR([.$F27])*100+MONTH([.$F27]);[.L$1]&lt;=YEAR([.$G27])*100+MONTH([.$G27]));&quot;X&quot;;&quot;&quot;)" office:value-type="string" office:string-value="X" calcext:value-type="string">
            <text:p>X</text:p>
          </table:table-cell>
          <table:table-cell table:style-name="ce31" table:formula="of:=IF(AND([.M$1]&gt;=YEAR([.$F27])*100+MONTH([.$F27]);[.M$1]&lt;=YEAR([.$G27])*100+MONTH([.$G27]));&quot;X&quot;;&quot;&quot;)" office:value-type="string" office:string-value="X" calcext:value-type="string">
            <text:p>X</text:p>
          </table:table-cell>
          <table:table-cell table:style-name="ce31" table:formula="of:=IF(AND([.N$1]&gt;=YEAR([.$F27])*100+MONTH([.$F27]);[.N$1]&lt;=YEAR([.$G27])*100+MONTH([.$G27]));&quot;X&quot;;&quot;&quot;)" office:value-type="string" office:string-value="X" calcext:value-type="string">
            <text:p>X</text:p>
          </table:table-cell>
          <table:table-cell table:style-name="ce31" table:formula="of:=IF(AND([.O$1]&gt;=YEAR([.$F27])*100+MONTH([.$F27]);[.O$1]&lt;=YEAR([.$G27])*100+MONTH([.$G27]));&quot;X&quot;;&quot;&quot;)" office:value-type="string" office:string-value="X" calcext:value-type="string">
            <text:p>X</text:p>
          </table:table-cell>
          <table:table-cell table:style-name="ce31" table:formula="of:=IF(AND([.P$1]&gt;=YEAR([.$F27])*100+MONTH([.$F27]);[.P$1]&lt;=YEAR([.$G27])*100+MONTH([.$G27]));&quot;X&quot;;&quot;&quot;)">
            <text:p/>
          </table:table-cell>
          <table:table-cell table:style-name="ce31" table:formula="of:=IF(AND([.Q$1]&gt;=YEAR([.$F27])*100+MONTH([.$F27]);[.Q$1]&lt;=YEAR([.$G27])*100+MONTH([.$G27]));&quot;X&quot;;&quot;&quot;)">
            <text:p/>
          </table:table-cell>
          <table:table-cell table:style-name="ce31" table:formula="of:=IF(AND([.R$1]&gt;=YEAR([.$F27])*100+MONTH([.$F27]);[.R$1]&lt;=YEAR([.$G27])*100+MONTH([.$G27]));&quot;X&quot;;&quot;&quot;)">
            <text:p/>
          </table:table-cell>
          <table:table-cell table:style-name="ce31" table:formula="of:=IF(AND([.S$1]&gt;=YEAR([.$F27])*100+MONTH([.$F27]);[.S$1]&lt;=YEAR([.$G27])*100+MONTH([.$G27]));&quot;X&quot;;&quot;&quot;)">
            <text:p/>
          </table:table-cell>
          <table:table-cell table:style-name="ce35"/>
          <table:table-cell table:number-columns-repeated="1004"/>
        </table:table-row>
        <table:table-row table:style-name="ro4">
          <table:table-cell table:style-name="ce6" office:value-type="string" calcext:value-type="string">
            <text:p>A4.3</text:p>
          </table:table-cell>
          <table:table-cell table:style-name="ce11" office:value-type="string" calcext:value-type="string">
            <text:p>Revisione dell'interfaccia uomo-macchina delle funzionalità di maggiore diffusione per facilitarne l'utilizzo</text:p>
            <text:p><text:span text:style-name="T2">Output: Specifiche della nuova GUI</text:span></text:p>
            <text:p><text:span text:style-name="T2">- Specifiche per il pluri-linguismo</text:span></text:p>
            <text:p><text:span text:style-name="T2">- Prototipo della nuova interfaccia uomo-macchina</text:span></text:p>
          </table:table-cell>
          <table:table-cell table:style-name="ce14"/>
          <table:table-cell table:style-name="ce20" office:value-type="date" office:date-value="2018-04-02" calcext:value-type="date">
            <text:p>2/4/18</text:p>
          </table:table-cell>
          <table:table-cell table:style-name="ce20" office:value-type="date" office:date-value="2018-08-31" calcext:value-type="date">
            <text:p>31/8/18</text:p>
          </table:table-cell>
          <table:table-cell table:style-name="ce20" office:value-type="date" office:date-value="2018-12-15" calcext:value-type="date">
            <text:p>15/12/18</text:p>
          </table:table-cell>
          <table:table-cell table:style-name="ce20" office:value-type="date" office:date-value="2019-04-30" calcext:value-type="date">
            <text:p>30/4/19</text:p>
          </table:table-cell>
          <table:table-cell table:style-name="ce30" table:formula="of:=IF(AND([.H$1]&gt;=YEAR([.$F28])*100+MONTH([.$F28]);[.H$1]&lt;=YEAR([.$G28])*100+MONTH([.$G28]));&quot;X&quot;;&quot;&quot;)">
            <text:p/>
          </table:table-cell>
          <table:table-cell table:style-name="ce30" table:formula="of:=IF(AND([.I$1]&gt;=YEAR([.$F28])*100+MONTH([.$F28]);[.I$1]&lt;=YEAR([.$G28])*100+MONTH([.$G28]));&quot;X&quot;;&quot;&quot;)">
            <text:p/>
          </table:table-cell>
          <table:table-cell table:style-name="ce30" table:formula="of:=IF(AND([.J$1]&gt;=YEAR([.$F28])*100+MONTH([.$F28]);[.J$1]&lt;=YEAR([.$G28])*100+MONTH([.$G28]));&quot;X&quot;;&quot;&quot;)">
            <text:p/>
          </table:table-cell>
          <table:table-cell table:style-name="ce30" table:formula="of:=IF(AND([.K$1]&gt;=YEAR([.$F28])*100+MONTH([.$F28]);[.K$1]&lt;=YEAR([.$G28])*100+MONTH([.$G28]));&quot;X&quot;;&quot;&quot;)">
            <text:p/>
          </table:table-cell>
          <table:table-cell table:style-name="ce30" table:formula="of:=IF(AND([.L$1]&gt;=YEAR([.$F28])*100+MONTH([.$F28]);[.L$1]&lt;=YEAR([.$G28])*100+MONTH([.$G28]));&quot;X&quot;;&quot;&quot;)">
            <text:p/>
          </table:table-cell>
          <table:table-cell table:style-name="ce30" table:formula="of:=IF(AND([.M$1]&gt;=YEAR([.$F28])*100+MONTH([.$F28]);[.M$1]&lt;=YEAR([.$G28])*100+MONTH([.$G28]));&quot;X&quot;;&quot;&quot;)">
            <text:p/>
          </table:table-cell>
          <table:table-cell table:style-name="ce30" table:formula="of:=IF(AND([.N$1]&gt;=YEAR([.$F28])*100+MONTH([.$F28]);[.N$1]&lt;=YEAR([.$G28])*100+MONTH([.$G28]));&quot;X&quot;;&quot;&quot;)">
            <text:p/>
          </table:table-cell>
          <table:table-cell table:style-name="ce30" table:formula="of:=IF(AND([.O$1]&gt;=YEAR([.$F28])*100+MONTH([.$F28]);[.O$1]&lt;=YEAR([.$G28])*100+MONTH([.$G28]));&quot;X&quot;;&quot;&quot;)" office:value-type="string" office:string-value="X" calcext:value-type="string">
            <text:p>X</text:p>
          </table:table-cell>
          <table:table-cell table:style-name="ce30" table:formula="of:=IF(AND([.P$1]&gt;=YEAR([.$F28])*100+MONTH([.$F28]);[.P$1]&lt;=YEAR([.$G28])*100+MONTH([.$G28]));&quot;X&quot;;&quot;&quot;)" office:value-type="string" office:string-value="X" calcext:value-type="string">
            <text:p>X</text:p>
          </table:table-cell>
          <table:table-cell table:style-name="ce30" table:formula="of:=IF(AND([.Q$1]&gt;=YEAR([.$F28])*100+MONTH([.$F28]);[.Q$1]&lt;=YEAR([.$G28])*100+MONTH([.$G28]));&quot;X&quot;;&quot;&quot;)" office:value-type="string" office:string-value="X" calcext:value-type="string">
            <text:p>X</text:p>
          </table:table-cell>
          <table:table-cell table:style-name="ce30" table:formula="of:=IF(AND([.R$1]&gt;=YEAR([.$F28])*100+MONTH([.$F28]);[.R$1]&lt;=YEAR([.$G28])*100+MONTH([.$G28]));&quot;X&quot;;&quot;&quot;)" office:value-type="string" office:string-value="X" calcext:value-type="string">
            <text:p>X</text:p>
          </table:table-cell>
          <table:table-cell table:style-name="ce30" table:formula="of:=IF(AND([.S$1]&gt;=YEAR([.$F28])*100+MONTH([.$F28]);[.S$1]&lt;=YEAR([.$G28])*100+MONTH([.$G28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4.4</text:p>
          </table:table-cell>
          <table:table-cell table:style-name="ce11" office:value-type="string" calcext:value-type="string">
            <text:p>Revisione dell'architettura tecnica in funzione dell'affidabilità e della robustezza</text:p>
            <text:p><text:span text:style-name="T2">Output: Studio per l'evoluzione dell'architettura</text:span></text:p>
          </table:table-cell>
          <table:table-cell table:style-name="ce14"/>
          <table:table-cell table:style-name="ce20" office:value-type="date" office:date-value="2018-06-04" calcext:value-type="date">
            <text:p>4/6/18</text:p>
          </table:table-cell>
          <table:table-cell table:style-name="ce20" office:value-type="date" office:date-value="2018-07-27" calcext:value-type="date">
            <text:p>27/7/18</text:p>
          </table:table-cell>
          <table:table-cell table:style-name="ce20" office:value-type="date" office:date-value="2018-12-15" calcext:value-type="date">
            <text:p>15/12/18</text:p>
          </table:table-cell>
          <table:table-cell table:style-name="ce20" office:value-type="date" office:date-value="2019-04-30" calcext:value-type="date">
            <text:p>30/4/19</text:p>
          </table:table-cell>
          <table:table-cell table:style-name="ce30" table:formula="of:=IF(AND([.H$1]&gt;=YEAR([.$F29])*100+MONTH([.$F29]);[.H$1]&lt;=YEAR([.$G29])*100+MONTH([.$G29]));&quot;X&quot;;&quot;&quot;)">
            <text:p/>
          </table:table-cell>
          <table:table-cell table:style-name="ce30" table:formula="of:=IF(AND([.I$1]&gt;=YEAR([.$F29])*100+MONTH([.$F29]);[.I$1]&lt;=YEAR([.$G29])*100+MONTH([.$G29]));&quot;X&quot;;&quot;&quot;)">
            <text:p/>
          </table:table-cell>
          <table:table-cell table:style-name="ce30" table:formula="of:=IF(AND([.J$1]&gt;=YEAR([.$F29])*100+MONTH([.$F29]);[.J$1]&lt;=YEAR([.$G29])*100+MONTH([.$G29]));&quot;X&quot;;&quot;&quot;)">
            <text:p/>
          </table:table-cell>
          <table:table-cell table:style-name="ce30" table:formula="of:=IF(AND([.K$1]&gt;=YEAR([.$F29])*100+MONTH([.$F29]);[.K$1]&lt;=YEAR([.$G29])*100+MONTH([.$G29]));&quot;X&quot;;&quot;&quot;)">
            <text:p/>
          </table:table-cell>
          <table:table-cell table:style-name="ce30" table:formula="of:=IF(AND([.L$1]&gt;=YEAR([.$F29])*100+MONTH([.$F29]);[.L$1]&lt;=YEAR([.$G29])*100+MONTH([.$G29]));&quot;X&quot;;&quot;&quot;)">
            <text:p/>
          </table:table-cell>
          <table:table-cell table:style-name="ce30" table:formula="of:=IF(AND([.M$1]&gt;=YEAR([.$F29])*100+MONTH([.$F29]);[.M$1]&lt;=YEAR([.$G29])*100+MONTH([.$G29]));&quot;X&quot;;&quot;&quot;)">
            <text:p/>
          </table:table-cell>
          <table:table-cell table:style-name="ce30" table:formula="of:=IF(AND([.N$1]&gt;=YEAR([.$F29])*100+MONTH([.$F29]);[.N$1]&lt;=YEAR([.$G29])*100+MONTH([.$G29]));&quot;X&quot;;&quot;&quot;)">
            <text:p/>
          </table:table-cell>
          <table:table-cell table:style-name="ce30" table:formula="of:=IF(AND([.O$1]&gt;=YEAR([.$F29])*100+MONTH([.$F29]);[.O$1]&lt;=YEAR([.$G29])*100+MONTH([.$G29]));&quot;X&quot;;&quot;&quot;)" office:value-type="string" office:string-value="X" calcext:value-type="string">
            <text:p>X</text:p>
          </table:table-cell>
          <table:table-cell table:style-name="ce30" table:formula="of:=IF(AND([.P$1]&gt;=YEAR([.$F29])*100+MONTH([.$F29]);[.P$1]&lt;=YEAR([.$G29])*100+MONTH([.$G29]));&quot;X&quot;;&quot;&quot;)" office:value-type="string" office:string-value="X" calcext:value-type="string">
            <text:p>X</text:p>
          </table:table-cell>
          <table:table-cell table:style-name="ce30" table:formula="of:=IF(AND([.Q$1]&gt;=YEAR([.$F29])*100+MONTH([.$F29]);[.Q$1]&lt;=YEAR([.$G29])*100+MONTH([.$G29]));&quot;X&quot;;&quot;&quot;)" office:value-type="string" office:string-value="X" calcext:value-type="string">
            <text:p>X</text:p>
          </table:table-cell>
          <table:table-cell table:style-name="ce30" table:formula="of:=IF(AND([.R$1]&gt;=YEAR([.$F29])*100+MONTH([.$F29]);[.R$1]&lt;=YEAR([.$G29])*100+MONTH([.$G29]));&quot;X&quot;;&quot;&quot;)" office:value-type="string" office:string-value="X" calcext:value-type="string">
            <text:p>X</text:p>
          </table:table-cell>
          <table:table-cell table:style-name="ce30" table:formula="of:=IF(AND([.S$1]&gt;=YEAR([.$F29])*100+MONTH([.$F29]);[.S$1]&lt;=YEAR([.$G29])*100+MONTH([.$G29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4.5</text:p>
          </table:table-cell>
          <table:table-cell table:style-name="ce11" office:value-type="string" calcext:value-type="string">
            <text:p>Potenziamento dei servizi di e-learning</text:p>
            <text:p><text:span text:style-name="T2">Output: Nuovi oggetti formativi</text:span></text:p>
          </table:table-cell>
          <table:table-cell table:style-name="ce14"/>
          <table:table-cell table:style-name="ce20" office:value-type="date" office:date-value="2018-06-04" calcext:value-type="date">
            <text:p>4/6/18</text:p>
          </table:table-cell>
          <table:table-cell table:style-name="ce20" office:value-type="date" office:date-value="2018-07-27" calcext:value-type="date">
            <text:p>27/7/18</text:p>
          </table:table-cell>
          <table:table-cell table:style-name="ce20" office:value-type="date" office:date-value="2018-12-15" calcext:value-type="date">
            <text:p>15/12/18</text:p>
          </table:table-cell>
          <table:table-cell table:style-name="ce20" office:value-type="date" office:date-value="2019-04-30" calcext:value-type="date">
            <text:p>30/4/19</text:p>
          </table:table-cell>
          <table:table-cell table:style-name="ce30" table:formula="of:=IF(AND([.H$1]&gt;=YEAR([.$F30])*100+MONTH([.$F30]);[.H$1]&lt;=YEAR([.$G30])*100+MONTH([.$G30]));&quot;X&quot;;&quot;&quot;)">
            <text:p/>
          </table:table-cell>
          <table:table-cell table:style-name="ce30" table:formula="of:=IF(AND([.I$1]&gt;=YEAR([.$F30])*100+MONTH([.$F30]);[.I$1]&lt;=YEAR([.$G30])*100+MONTH([.$G30]));&quot;X&quot;;&quot;&quot;)">
            <text:p/>
          </table:table-cell>
          <table:table-cell table:style-name="ce30" table:formula="of:=IF(AND([.J$1]&gt;=YEAR([.$F30])*100+MONTH([.$F30]);[.J$1]&lt;=YEAR([.$G30])*100+MONTH([.$G30]));&quot;X&quot;;&quot;&quot;)">
            <text:p/>
          </table:table-cell>
          <table:table-cell table:style-name="ce30" table:formula="of:=IF(AND([.K$1]&gt;=YEAR([.$F30])*100+MONTH([.$F30]);[.K$1]&lt;=YEAR([.$G30])*100+MONTH([.$G30]));&quot;X&quot;;&quot;&quot;)">
            <text:p/>
          </table:table-cell>
          <table:table-cell table:style-name="ce30" table:formula="of:=IF(AND([.L$1]&gt;=YEAR([.$F30])*100+MONTH([.$F30]);[.L$1]&lt;=YEAR([.$G30])*100+MONTH([.$G30]));&quot;X&quot;;&quot;&quot;)">
            <text:p/>
          </table:table-cell>
          <table:table-cell table:style-name="ce30" table:formula="of:=IF(AND([.M$1]&gt;=YEAR([.$F30])*100+MONTH([.$F30]);[.M$1]&lt;=YEAR([.$G30])*100+MONTH([.$G30]));&quot;X&quot;;&quot;&quot;)">
            <text:p/>
          </table:table-cell>
          <table:table-cell table:style-name="ce30" table:formula="of:=IF(AND([.N$1]&gt;=YEAR([.$F30])*100+MONTH([.$F30]);[.N$1]&lt;=YEAR([.$G30])*100+MONTH([.$G30]));&quot;X&quot;;&quot;&quot;)">
            <text:p/>
          </table:table-cell>
          <table:table-cell table:style-name="ce30" table:formula="of:=IF(AND([.O$1]&gt;=YEAR([.$F30])*100+MONTH([.$F30]);[.O$1]&lt;=YEAR([.$G30])*100+MONTH([.$G30]));&quot;X&quot;;&quot;&quot;)" office:value-type="string" office:string-value="X" calcext:value-type="string">
            <text:p>X</text:p>
          </table:table-cell>
          <table:table-cell table:style-name="ce30" table:formula="of:=IF(AND([.P$1]&gt;=YEAR([.$F30])*100+MONTH([.$F30]);[.P$1]&lt;=YEAR([.$G30])*100+MONTH([.$G30]));&quot;X&quot;;&quot;&quot;)" office:value-type="string" office:string-value="X" calcext:value-type="string">
            <text:p>X</text:p>
          </table:table-cell>
          <table:table-cell table:style-name="ce30" table:formula="of:=IF(AND([.Q$1]&gt;=YEAR([.$F30])*100+MONTH([.$F30]);[.Q$1]&lt;=YEAR([.$G30])*100+MONTH([.$G30]));&quot;X&quot;;&quot;&quot;)" office:value-type="string" office:string-value="X" calcext:value-type="string">
            <text:p>X</text:p>
          </table:table-cell>
          <table:table-cell table:style-name="ce30" table:formula="of:=IF(AND([.R$1]&gt;=YEAR([.$F30])*100+MONTH([.$F30]);[.R$1]&lt;=YEAR([.$G30])*100+MONTH([.$G30]));&quot;X&quot;;&quot;&quot;)" office:value-type="string" office:string-value="X" calcext:value-type="string">
            <text:p>X</text:p>
          </table:table-cell>
          <table:table-cell table:style-name="ce30" table:formula="of:=IF(AND([.S$1]&gt;=YEAR([.$F30])*100+MONTH([.$F30]);[.S$1]&lt;=YEAR([.$G30])*100+MONTH([.$G30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4.6</text:p>
          </table:table-cell>
          <table:table-cell table:style-name="ce10" office:value-type="string" calcext:value-type="string">
            <text:p>Affinamento delle linee guida per la conservazione per facilitare il trasferimento della Buona Pratica</text:p>
            <text:p><text:span text:style-name="T1">Output: Modelli aggiornati dei Processi e delle Procedure</text:span></text:p>
            <text:p><text:span text:style-name="T1">Linee guida aggiornate per la conservazione delle diverse tipologie documentarie</text:span></text:p>
          </table:table-cell>
          <table:table-cell table:style-name="ce14"/>
          <table:table-cell table:style-name="ce20" office:value-type="date" office:date-value="2018-05-01" calcext:value-type="date">
            <text:p>1/5/18</text:p>
          </table:table-cell>
          <table:table-cell table:style-name="ce20" office:value-type="date" office:date-value="2018-07-27" calcext:value-type="date">
            <text:p>27/7/18</text:p>
          </table:table-cell>
          <table:table-cell table:style-name="ce20" office:value-type="date" office:date-value="2018-11-29" calcext:value-type="date">
            <text:p>29/11/18</text:p>
          </table:table-cell>
          <table:table-cell table:style-name="ce20" office:value-type="date" office:date-value="2019-02-24" calcext:value-type="date">
            <text:p>24/2/19</text:p>
          </table:table-cell>
          <table:table-cell table:style-name="ce30" table:formula="of:=IF(AND([.H$1]&gt;=YEAR([.$F31])*100+MONTH([.$F31]);[.H$1]&lt;=YEAR([.$G31])*100+MONTH([.$G31]));&quot;X&quot;;&quot;&quot;)">
            <text:p/>
          </table:table-cell>
          <table:table-cell table:style-name="ce30" table:formula="of:=IF(AND([.I$1]&gt;=YEAR([.$F31])*100+MONTH([.$F31]);[.I$1]&lt;=YEAR([.$G31])*100+MONTH([.$G31]));&quot;X&quot;;&quot;&quot;)">
            <text:p/>
          </table:table-cell>
          <table:table-cell table:style-name="ce30" table:formula="of:=IF(AND([.J$1]&gt;=YEAR([.$F31])*100+MONTH([.$F31]);[.J$1]&lt;=YEAR([.$G31])*100+MONTH([.$G31]));&quot;X&quot;;&quot;&quot;)">
            <text:p/>
          </table:table-cell>
          <table:table-cell table:style-name="ce30" table:formula="of:=IF(AND([.K$1]&gt;=YEAR([.$F31])*100+MONTH([.$F31]);[.K$1]&lt;=YEAR([.$G31])*100+MONTH([.$G31]));&quot;X&quot;;&quot;&quot;)">
            <text:p/>
          </table:table-cell>
          <table:table-cell table:style-name="ce30" table:formula="of:=IF(AND([.L$1]&gt;=YEAR([.$F31])*100+MONTH([.$F31]);[.L$1]&lt;=YEAR([.$G31])*100+MONTH([.$G31]));&quot;X&quot;;&quot;&quot;)">
            <text:p/>
          </table:table-cell>
          <table:table-cell table:style-name="ce30" table:formula="of:=IF(AND([.M$1]&gt;=YEAR([.$F31])*100+MONTH([.$F31]);[.M$1]&lt;=YEAR([.$G31])*100+MONTH([.$G31]));&quot;X&quot;;&quot;&quot;)">
            <text:p/>
          </table:table-cell>
          <table:table-cell table:style-name="ce30" table:formula="of:=IF(AND([.N$1]&gt;=YEAR([.$F31])*100+MONTH([.$F31]);[.N$1]&lt;=YEAR([.$G31])*100+MONTH([.$G31]));&quot;X&quot;;&quot;&quot;)" office:value-type="string" office:string-value="X" calcext:value-type="string">
            <text:p>X</text:p>
          </table:table-cell>
          <table:table-cell table:style-name="ce30" table:formula="of:=IF(AND([.O$1]&gt;=YEAR([.$F31])*100+MONTH([.$F31]);[.O$1]&lt;=YEAR([.$G31])*100+MONTH([.$G31]));&quot;X&quot;;&quot;&quot;)" office:value-type="string" office:string-value="X" calcext:value-type="string">
            <text:p>X</text:p>
          </table:table-cell>
          <table:table-cell table:style-name="ce30" table:formula="of:=IF(AND([.P$1]&gt;=YEAR([.$F31])*100+MONTH([.$F31]);[.P$1]&lt;=YEAR([.$G31])*100+MONTH([.$G31]));&quot;X&quot;;&quot;&quot;)" office:value-type="string" office:string-value="X" calcext:value-type="string">
            <text:p>X</text:p>
          </table:table-cell>
          <table:table-cell table:style-name="ce30" table:formula="of:=IF(AND([.Q$1]&gt;=YEAR([.$F31])*100+MONTH([.$F31]);[.Q$1]&lt;=YEAR([.$G31])*100+MONTH([.$G31]));&quot;X&quot;;&quot;&quot;)" office:value-type="string" office:string-value="X" calcext:value-type="string">
            <text:p>X</text:p>
          </table:table-cell>
          <table:table-cell table:style-name="ce30" table:formula="of:=IF(AND([.R$1]&gt;=YEAR([.$F31])*100+MONTH([.$F31]);[.R$1]&lt;=YEAR([.$G31])*100+MONTH([.$G31]));&quot;X&quot;;&quot;&quot;)">
            <text:p/>
          </table:table-cell>
          <table:table-cell table:style-name="ce30" table:formula="of:=IF(AND([.S$1]&gt;=YEAR([.$F31])*100+MONTH([.$F31]);[.S$1]&lt;=YEAR([.$G31])*100+MONTH([.$G31]));&quot;X&quot;;&quot;&quot;)">
            <text:p/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4.7</text:p>
          </table:table-cell>
          <table:table-cell table:style-name="ce10" office:value-type="string" calcext:value-type="string">
            <text:p>Aggiornamento delle metodologie di trasferimento della Buona Pratica</text:p>
            <text:p><text:span text:style-name="T1">Output: Linee guida aggiornate per la migrazione di scenario</text:span></text:p>
          </table:table-cell>
          <table:table-cell table:style-name="ce14"/>
          <table:table-cell table:style-name="ce20" office:value-type="date" office:date-value="2018-07-02" calcext:value-type="date">
            <text:p>2/7/18</text:p>
          </table:table-cell>
          <table:table-cell table:style-name="ce20" office:value-type="date" office:date-value="2018-07-27" calcext:value-type="date">
            <text:p>27/7/18</text:p>
          </table:table-cell>
          <table:table-cell table:style-name="ce20" office:value-type="date" office:date-value="2019-02-01" calcext:value-type="date">
            <text:p>1/2/19</text:p>
          </table:table-cell>
          <table:table-cell table:style-name="ce20" office:value-type="date" office:date-value="2019-04-30" calcext:value-type="date">
            <text:p>30/4/19</text:p>
          </table:table-cell>
          <table:table-cell table:style-name="ce30" table:formula="of:=IF(AND([.H$1]&gt;=YEAR([.$F32])*100+MONTH([.$F32]);[.H$1]&lt;=YEAR([.$G32])*100+MONTH([.$G32]));&quot;X&quot;;&quot;&quot;)">
            <text:p/>
          </table:table-cell>
          <table:table-cell table:style-name="ce30" table:formula="of:=IF(AND([.I$1]&gt;=YEAR([.$F32])*100+MONTH([.$F32]);[.I$1]&lt;=YEAR([.$G32])*100+MONTH([.$G32]));&quot;X&quot;;&quot;&quot;)">
            <text:p/>
          </table:table-cell>
          <table:table-cell table:style-name="ce30" table:formula="of:=IF(AND([.J$1]&gt;=YEAR([.$F32])*100+MONTH([.$F32]);[.J$1]&lt;=YEAR([.$G32])*100+MONTH([.$G32]));&quot;X&quot;;&quot;&quot;)">
            <text:p/>
          </table:table-cell>
          <table:table-cell table:style-name="ce30" table:formula="of:=IF(AND([.K$1]&gt;=YEAR([.$F32])*100+MONTH([.$F32]);[.K$1]&lt;=YEAR([.$G32])*100+MONTH([.$G32]));&quot;X&quot;;&quot;&quot;)">
            <text:p/>
          </table:table-cell>
          <table:table-cell table:style-name="ce30" table:formula="of:=IF(AND([.L$1]&gt;=YEAR([.$F32])*100+MONTH([.$F32]);[.L$1]&lt;=YEAR([.$G32])*100+MONTH([.$G32]));&quot;X&quot;;&quot;&quot;)">
            <text:p/>
          </table:table-cell>
          <table:table-cell table:style-name="ce30" table:formula="of:=IF(AND([.M$1]&gt;=YEAR([.$F32])*100+MONTH([.$F32]);[.M$1]&lt;=YEAR([.$G32])*100+MONTH([.$G32]));&quot;X&quot;;&quot;&quot;)">
            <text:p/>
          </table:table-cell>
          <table:table-cell table:style-name="ce30" table:formula="of:=IF(AND([.N$1]&gt;=YEAR([.$F32])*100+MONTH([.$F32]);[.N$1]&lt;=YEAR([.$G32])*100+MONTH([.$G32]));&quot;X&quot;;&quot;&quot;)">
            <text:p/>
          </table:table-cell>
          <table:table-cell table:style-name="ce30" table:formula="of:=IF(AND([.O$1]&gt;=YEAR([.$F32])*100+MONTH([.$F32]);[.O$1]&lt;=YEAR([.$G32])*100+MONTH([.$G32]));&quot;X&quot;;&quot;&quot;)">
            <text:p/>
          </table:table-cell>
          <table:table-cell table:style-name="ce30" table:formula="of:=IF(AND([.P$1]&gt;=YEAR([.$F32])*100+MONTH([.$F32]);[.P$1]&lt;=YEAR([.$G32])*100+MONTH([.$G32]));&quot;X&quot;;&quot;&quot;)">
            <text:p/>
          </table:table-cell>
          <table:table-cell table:style-name="ce30" table:formula="of:=IF(AND([.Q$1]&gt;=YEAR([.$F32])*100+MONTH([.$F32]);[.Q$1]&lt;=YEAR([.$G32])*100+MONTH([.$G32]));&quot;X&quot;;&quot;&quot;)" office:value-type="string" office:string-value="X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0" table:formula="of:=IF(AND([.S$1]&gt;=YEAR([.$F32])*100+MONTH([.$F32]);[.S$1]&lt;=YEAR([.$G32])*100+MONTH([.$G32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8" office:value-type="string" calcext:value-type="string">
            <text:p>A5.1</text:p>
          </table:table-cell>
          <table:table-cell table:style-name="ce10" office:value-type="string" calcext:value-type="string">
            <text:p>Definizione del Piano di comunicazione della buona pratica per favorire promozione, comunicazione e disseminazione dell'intervento<text:span text:style-name="T1">, coerentemente con la SEZIONE 3 PUNTO 5 allegato A2, con l'allegato D e nel rispetto della disciplina comunitaria di riferimento e delle successive prescrizioni che saranno fornite dall’AdG, definendo modalità e tempistiche per l'attuazione delle azioni previste verso gli Enti del partenariato ed altri Enti potenzialmente interessati.</text:span></text:p>
            <text:p><text:span text:style-name="T1">Output: Piano di comunicazione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date" office:date-value="2018-05-01" calcext:value-type="date">
            <text:p>1/5/18</text:p>
          </table:table-cell>
          <table:table-cell table:style-name="ce20" office:value-type="date" office:date-value="2018-05-31" calcext:value-type="date">
            <text:p>31/5/18</text:p>
          </table:table-cell>
          <table:table-cell table:style-name="ce20" office:value-type="date" office:date-value="2018-12-01" calcext:value-type="date">
            <text:p>1/12/18</text:p>
          </table:table-cell>
          <table:table-cell table:style-name="ce20" office:value-type="date" office:date-value="2019-01-31" calcext:value-type="date">
            <text:p>31/1/19</text:p>
          </table:table-cell>
          <table:table-cell table:style-name="ce32" table:formula="of:=IF(AND([.H$1]&gt;=YEAR([.$F33])*100+MONTH([.$F33]);[.H$1]&lt;=YEAR([.$G33])*100+MONTH([.$G33]));&quot;X&quot;;&quot;&quot;)">
            <text:p/>
          </table:table-cell>
          <table:table-cell table:style-name="ce32" table:formula="of:=IF(AND([.I$1]&gt;=YEAR([.$F33])*100+MONTH([.$F33]);[.I$1]&lt;=YEAR([.$G33])*100+MONTH([.$G33]));&quot;X&quot;;&quot;&quot;)">
            <text:p/>
          </table:table-cell>
          <table:table-cell table:style-name="ce32" table:formula="of:=IF(AND([.J$1]&gt;=YEAR([.$F33])*100+MONTH([.$F33]);[.J$1]&lt;=YEAR([.$G33])*100+MONTH([.$G33]));&quot;X&quot;;&quot;&quot;)">
            <text:p/>
          </table:table-cell>
          <table:table-cell table:style-name="ce32" table:formula="of:=IF(AND([.K$1]&gt;=YEAR([.$F33])*100+MONTH([.$F33]);[.K$1]&lt;=YEAR([.$G33])*100+MONTH([.$G33]));&quot;X&quot;;&quot;&quot;)">
            <text:p/>
          </table:table-cell>
          <table:table-cell table:style-name="ce32" table:formula="of:=IF(AND([.L$1]&gt;=YEAR([.$F33])*100+MONTH([.$F33]);[.L$1]&lt;=YEAR([.$G33])*100+MONTH([.$G33]));&quot;X&quot;;&quot;&quot;)">
            <text:p/>
          </table:table-cell>
          <table:table-cell table:style-name="ce32" table:formula="of:=IF(AND([.M$1]&gt;=YEAR([.$F33])*100+MONTH([.$F33]);[.M$1]&lt;=YEAR([.$G33])*100+MONTH([.$G33]));&quot;X&quot;;&quot;&quot;)">
            <text:p/>
          </table:table-cell>
          <table:table-cell table:style-name="ce32" table:formula="of:=IF(AND([.N$1]&gt;=YEAR([.$F33])*100+MONTH([.$F33]);[.N$1]&lt;=YEAR([.$G33])*100+MONTH([.$G33]));&quot;X&quot;;&quot;&quot;)">
            <text:p/>
          </table:table-cell>
          <table:table-cell table:style-name="ce32" table:formula="of:=IF(AND([.O$1]&gt;=YEAR([.$F33])*100+MONTH([.$F33]);[.O$1]&lt;=YEAR([.$G33])*100+MONTH([.$G33]));&quot;X&quot;;&quot;&quot;)" office:value-type="string" office:string-value="X" calcext:value-type="string">
            <text:p>X</text:p>
          </table:table-cell>
          <table:table-cell table:style-name="ce32" table:formula="of:=IF(AND([.P$1]&gt;=YEAR([.$F33])*100+MONTH([.$F33]);[.P$1]&lt;=YEAR([.$G33])*100+MONTH([.$G33]));&quot;X&quot;;&quot;&quot;)" office:value-type="string" office:string-value="X" calcext:value-type="string">
            <text:p>X</text:p>
          </table:table-cell>
          <table:table-cell table:style-name="ce32" table:formula="of:=IF(AND([.Q$1]&gt;=YEAR([.$F33])*100+MONTH([.$F33]);[.Q$1]&lt;=YEAR([.$G33])*100+MONTH([.$G33]));&quot;X&quot;;&quot;&quot;)">
            <text:p/>
          </table:table-cell>
          <table:table-cell table:style-name="ce32" table:formula="of:=IF(AND([.R$1]&gt;=YEAR([.$F33])*100+MONTH([.$F33]);[.R$1]&lt;=YEAR([.$G33])*100+MONTH([.$G33]));&quot;X&quot;;&quot;&quot;)">
            <text:p/>
          </table:table-cell>
          <table:table-cell table:style-name="ce32" table:formula="of:=IF(AND([.S$1]&gt;=YEAR([.$F33])*100+MONTH([.$F33]);[.S$1]&lt;=YEAR([.$G33])*100+MONTH([.$G33]));&quot;X&quot;;&quot;&quot;)">
            <text:p/>
          </table:table-cell>
          <table:table-cell table:number-columns-repeated="1005"/>
        </table:table-row>
        <table:table-row table:style-name="ro3">
          <table:table-cell table:style-name="ce8" office:value-type="string" calcext:value-type="string">
            <text:p>A5.2</text:p>
          </table:table-cell>
          <table:table-cell table:style-name="ce10" office:value-type="string" calcext:value-type="string">
            <text:p>Attuazione del Piano<text:span text:style-name="T1">: promozione e comunicazione della buona pratica nei confronti dei principali stakeholder degli Enti del partenariato e di ulteriori enti potenzialmente interessati</text:span></text:p>
            <text:p><text:span text:style-name="T1">Output:</text:span></text:p>
            <text:p><text:span text:style-name="T1">- Svolgimento di eventi a livello locale e nazionale</text:span></text:p>
            <text:p><text:span text:style-name="T1">- Comunicazione della buona pratica ad altri Enti attraverso la rete dei contatti degli Enti del partenariato, newsletter, strumenti di collaborazione, newsgroup, articoli, ecc.</text:span>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date" office:date-value="2018-06-04" calcext:value-type="date">
            <text:p>4/6/18</text:p>
          </table:table-cell>
          <table:table-cell table:style-name="ce20" office:value-type="date" office:date-value="2018-08-31" calcext:value-type="date">
            <text:p>31/8/18</text:p>
          </table:table-cell>
          <table:table-cell table:style-name="ce20" office:value-type="date" office:date-value="2019-02-01" calcext:value-type="date">
            <text:p>1/2/19</text:p>
          </table:table-cell>
          <table:table-cell table:style-name="ce20" office:value-type="date" office:date-value="2019-04-30" calcext:value-type="date">
            <text:p>30/4/19</text:p>
          </table:table-cell>
          <table:table-cell table:style-name="ce32" table:formula="of:=IF(AND([.H$1]&gt;=YEAR([.$F34])*100+MONTH([.$F34]);[.H$1]&lt;=YEAR([.$G34])*100+MONTH([.$G34]));&quot;X&quot;;&quot;&quot;)">
            <text:p/>
          </table:table-cell>
          <table:table-cell table:style-name="ce32" table:formula="of:=IF(AND([.I$1]&gt;=YEAR([.$F34])*100+MONTH([.$F34]);[.I$1]&lt;=YEAR([.$G34])*100+MONTH([.$G34]));&quot;X&quot;;&quot;&quot;)">
            <text:p/>
          </table:table-cell>
          <table:table-cell table:style-name="ce32" table:formula="of:=IF(AND([.J$1]&gt;=YEAR([.$F34])*100+MONTH([.$F34]);[.J$1]&lt;=YEAR([.$G34])*100+MONTH([.$G34]));&quot;X&quot;;&quot;&quot;)">
            <text:p/>
          </table:table-cell>
          <table:table-cell table:style-name="ce32" table:formula="of:=IF(AND([.K$1]&gt;=YEAR([.$F34])*100+MONTH([.$F34]);[.K$1]&lt;=YEAR([.$G34])*100+MONTH([.$G34]));&quot;X&quot;;&quot;&quot;)">
            <text:p/>
          </table:table-cell>
          <table:table-cell table:style-name="ce32" table:formula="of:=IF(AND([.L$1]&gt;=YEAR([.$F34])*100+MONTH([.$F34]);[.L$1]&lt;=YEAR([.$G34])*100+MONTH([.$G34]));&quot;X&quot;;&quot;&quot;)">
            <text:p/>
          </table:table-cell>
          <table:table-cell table:style-name="ce32" table:formula="of:=IF(AND([.M$1]&gt;=YEAR([.$F34])*100+MONTH([.$F34]);[.M$1]&lt;=YEAR([.$G34])*100+MONTH([.$G34]));&quot;X&quot;;&quot;&quot;)">
            <text:p/>
          </table:table-cell>
          <table:table-cell table:style-name="ce32" table:formula="of:=IF(AND([.N$1]&gt;=YEAR([.$F34])*100+MONTH([.$F34]);[.N$1]&lt;=YEAR([.$G34])*100+MONTH([.$G34]));&quot;X&quot;;&quot;&quot;)">
            <text:p/>
          </table:table-cell>
          <table:table-cell table:style-name="ce32" table:formula="of:=IF(AND([.O$1]&gt;=YEAR([.$F34])*100+MONTH([.$F34]);[.O$1]&lt;=YEAR([.$G34])*100+MONTH([.$G34]));&quot;X&quot;;&quot;&quot;)">
            <text:p/>
          </table:table-cell>
          <table:table-cell table:style-name="ce32" table:formula="of:=IF(AND([.P$1]&gt;=YEAR([.$F34])*100+MONTH([.$F34]);[.P$1]&lt;=YEAR([.$G34])*100+MONTH([.$G34]));&quot;X&quot;;&quot;&quot;)">
            <text:p/>
          </table:table-cell>
          <table:table-cell table:style-name="ce32" table:formula="of:=IF(AND([.Q$1]&gt;=YEAR([.$F34])*100+MONTH([.$F34]);[.Q$1]&lt;=YEAR([.$G34])*100+MONTH([.$G34]));&quot;X&quot;;&quot;&quot;)" office:value-type="string" office:string-value="X" calcext:value-type="string">
            <text:p>X</text:p>
          </table:table-cell>
          <table:table-cell table:style-name="ce32" table:formula="of:=IF(AND([.R$1]&gt;=YEAR([.$F34])*100+MONTH([.$F34]);[.R$1]&lt;=YEAR([.$G34])*100+MONTH([.$G34]));&quot;X&quot;;&quot;&quot;)" office:value-type="string" office:string-value="X" calcext:value-type="string">
            <text:p>X</text:p>
          </table:table-cell>
          <table:table-cell table:style-name="ce32" table:formula="of:=IF(AND([.S$1]&gt;=YEAR([.$F34])*100+MONTH([.$F34]);[.S$1]&lt;=YEAR([.$G34])*100+MONTH([.$G34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8" office:value-type="string" calcext:value-type="string">
            <text:p>A5.3</text:p>
          </table:table-cell>
          <table:table-cell table:style-name="ce10" office:value-type="string" calcext:value-type="string">
            <text:p>Attuazione del Piano<text:span text:style-name="T1">: disseminazione della buona pratica (obiettivi, elementi caratterizzanti, attività, ecc.) sulla base dei punti B11 e B12 allegato E, allegato D ed indicazioni AdG</text:span></text:p>
            <text:p><text:span text:style-name="T1">Output:</text:span></text:p>
            <text:p><text:span text:style-name="T1">- Pubblicazione della buona pratica nel portale dell'Open Community (plurilingue)</text:span></text:p>
            <text:p><text:span text:style-name="T1">- Pubblicazione webinar online nel portale dell'Open Community e su youtube (plurilingue)</text:span></text:p>
            <text:p><text:span text:style-name="T1">- Pubblicazione corsi su piattaforma e-leaning degli Enti del partenariato disponibile anche per altri enti interessati (plurilingue)</text:span></text:p>
            <text:p><text:span text:style-name="T1">- Pubblicazione corsi su piattaforma e-leaning degli Enti del partenariato disponibile anche per altri enti interessati</text:span>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date" office:date-value="2018-06-04" calcext:value-type="date">
            <text:p>4/6/18</text:p>
          </table:table-cell>
          <table:table-cell table:style-name="ce20" office:value-type="date" office:date-value="2018-08-31" calcext:value-type="date">
            <text:p>31/8/18</text:p>
          </table:table-cell>
          <table:table-cell table:style-name="ce20" office:value-type="date" office:date-value="2019-01-02" calcext:value-type="date">
            <text:p>2/1/19</text:p>
          </table:table-cell>
          <table:table-cell table:style-name="ce20" office:value-type="date" office:date-value="2019-03-31" calcext:value-type="date">
            <text:p>31/3/19</text:p>
          </table:table-cell>
          <table:table-cell table:style-name="ce32" table:formula="of:=IF(AND([.H$1]&gt;=YEAR([.$F35])*100+MONTH([.$F35]);[.H$1]&lt;=YEAR([.$G35])*100+MONTH([.$G35]));&quot;X&quot;;&quot;&quot;)">
            <text:p/>
          </table:table-cell>
          <table:table-cell table:style-name="ce32" table:formula="of:=IF(AND([.I$1]&gt;=YEAR([.$F35])*100+MONTH([.$F35]);[.I$1]&lt;=YEAR([.$G35])*100+MONTH([.$G35]));&quot;X&quot;;&quot;&quot;)">
            <text:p/>
          </table:table-cell>
          <table:table-cell table:style-name="ce32" table:formula="of:=IF(AND([.J$1]&gt;=YEAR([.$F35])*100+MONTH([.$F35]);[.J$1]&lt;=YEAR([.$G35])*100+MONTH([.$G35]));&quot;X&quot;;&quot;&quot;)">
            <text:p/>
          </table:table-cell>
          <table:table-cell table:style-name="ce32" table:formula="of:=IF(AND([.K$1]&gt;=YEAR([.$F35])*100+MONTH([.$F35]);[.K$1]&lt;=YEAR([.$G35])*100+MONTH([.$G35]));&quot;X&quot;;&quot;&quot;)">
            <text:p/>
          </table:table-cell>
          <table:table-cell table:style-name="ce32" table:formula="of:=IF(AND([.L$1]&gt;=YEAR([.$F35])*100+MONTH([.$F35]);[.L$1]&lt;=YEAR([.$G35])*100+MONTH([.$G35]));&quot;X&quot;;&quot;&quot;)">
            <text:p/>
          </table:table-cell>
          <table:table-cell table:style-name="ce32" table:formula="of:=IF(AND([.M$1]&gt;=YEAR([.$F35])*100+MONTH([.$F35]);[.M$1]&lt;=YEAR([.$G35])*100+MONTH([.$G35]));&quot;X&quot;;&quot;&quot;)">
            <text:p/>
          </table:table-cell>
          <table:table-cell table:style-name="ce32" table:formula="of:=IF(AND([.N$1]&gt;=YEAR([.$F35])*100+MONTH([.$F35]);[.N$1]&lt;=YEAR([.$G35])*100+MONTH([.$G35]));&quot;X&quot;;&quot;&quot;)">
            <text:p/>
          </table:table-cell>
          <table:table-cell table:style-name="ce32" table:formula="of:=IF(AND([.O$1]&gt;=YEAR([.$F35])*100+MONTH([.$F35]);[.O$1]&lt;=YEAR([.$G35])*100+MONTH([.$G35]));&quot;X&quot;;&quot;&quot;)">
            <text:p/>
          </table:table-cell>
          <table:table-cell table:style-name="ce32" table:formula="of:=IF(AND([.P$1]&gt;=YEAR([.$F35])*100+MONTH([.$F35]);[.P$1]&lt;=YEAR([.$G35])*100+MONTH([.$G35]));&quot;X&quot;;&quot;&quot;)" office:value-type="string" office:string-value="X" calcext:value-type="string">
            <text:p>X</text:p>
          </table:table-cell>
          <table:table-cell table:style-name="ce32" table:formula="of:=IF(AND([.Q$1]&gt;=YEAR([.$F35])*100+MONTH([.$F35]);[.Q$1]&lt;=YEAR([.$G35])*100+MONTH([.$G35]));&quot;X&quot;;&quot;&quot;)" office:value-type="string" office:string-value="X" calcext:value-type="string">
            <text:p>X</text:p>
          </table:table-cell>
          <table:table-cell table:style-name="ce32" table:formula="of:=IF(AND([.R$1]&gt;=YEAR([.$F35])*100+MONTH([.$F35]);[.R$1]&lt;=YEAR([.$G35])*100+MONTH([.$G35]));&quot;X&quot;;&quot;&quot;)" office:value-type="string" office:string-value="X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1005"/>
        </table:table-row>
        <table:table-row table:style-name="ro1" table:number-rows-repeated="965">
          <table:table-cell table:style-name="ce9"/>
          <table:table-cell/>
          <table:table-cell table:style-name="ce16"/>
          <table:table-cell table:style-name="ce22" table:number-columns-repeated="4"/>
          <table:table-cell table:number-columns-repeated="101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ilterDatabase" table:base-cell-address="$AZIONI.$A$1" table:cell-range-address="AZIONI.$A$2:AZIONI.$S$35"/>
          <table:named-range table:name="_xlnm__FilterDatabase" table:base-cell-address="$AZIONI.$A$1" table:cell-range-address="AZIONI.$A$2:AZIONI.$S$35"/>
        </table:named-expressions>
        <calcext:conditional-formats>
          <calcext:conditional-format calcext:target-range-address="AZIONI.H3:AZIONI.S8">
            <calcext:condition calcext:apply-style-name="cf6" calcext:value="=&quot;X&quot;" calcext:base-cell-address="AZIONI.A1"/>
          </calcext:conditional-format>
          <calcext:conditional-format calcext:target-range-address="AZIONI.H9:AZIONI.S18">
            <calcext:condition calcext:apply-style-name="cf7" calcext:value="=&quot;X&quot;" calcext:base-cell-address="AZIONI.A1"/>
          </calcext:conditional-format>
          <calcext:conditional-format calcext:target-range-address="AZIONI.H19:AZIONI.S25">
            <calcext:condition calcext:apply-style-name="cf8" calcext:value="=&quot;X&quot;" calcext:base-cell-address="AZIONI.A1"/>
          </calcext:conditional-format>
          <calcext:conditional-format calcext:target-range-address="AZIONI.H26:AZIONI.S32">
            <calcext:condition calcext:apply-style-name="cf9" calcext:value="=&quot;X&quot;" calcext:base-cell-address="AZIONI.A1"/>
          </calcext:conditional-format>
          <calcext:conditional-format calcext:target-range-address="AZIONI.H33:AZIONI.S35">
            <calcext:condition calcext:apply-style-name="cf10" calcext:value="=&quot;X&quot;" calcext:base-cell-address="AZIONI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4">
      <number:day/>
      <number:text>/</number:text>
      <number:month/>
      <number:text>/</number:text>
      <number:year/>
    </number:date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d9d9d9"/>
    </style:style>
    <style:style style:name="cf2" style:family="table-cell" style:parent-style-name="Default" style:data-style-name="N0">
      <style:table-cell-properties fo:background-color="#b4c7e7"/>
    </style:style>
    <style:style style:name="cf3" style:family="table-cell" style:parent-style-name="Default" style:data-style-name="N0">
      <style:table-cell-properties fo:background-color="#c5e0b4"/>
    </style:style>
    <style:style style:name="cf4" style:family="table-cell" style:parent-style-name="Default" style:data-style-name="N0">
      <style:table-cell-properties fo:background-color="#ffe699"/>
    </style:style>
    <style:style style:name="cf5" style:family="table-cell" style:parent-style-name="Default" style:data-style-name="N0">
      <style:table-cell-properties fo:background-color="#f8cbad"/>
    </style:style>
    <style:style style:name="ConditionalStyle_5f_1" style:display-name="ConditionalStyle_1" style:family="table-cell" style:parent-style-name="Default" style:data-style-name="N0">
      <style:table-cell-properties fo:background-color="#d9d9d9" style:vertical-align="automatic"/>
    </style:style>
    <style:style style:name="cf6" style:family="table-cell" style:parent-style-name="Default">
      <style:table-cell-properties fo:background-color="#d9d9d9"/>
      <style:text-properties fo:color="#000000"/>
    </style:style>
    <style:style style:name="cf7" style:family="table-cell" style:parent-style-name="Default">
      <style:table-cell-properties fo:background-color="#b4c7e7"/>
      <style:text-properties fo:color="#000000"/>
    </style:style>
    <style:style style:name="cf8" style:family="table-cell" style:parent-style-name="Default">
      <style:table-cell-properties fo:background-color="#c5e0b4"/>
      <style:text-properties fo:color="#000000"/>
    </style:style>
    <style:style style:name="cf9" style:family="table-cell" style:parent-style-name="Default">
      <style:table-cell-properties fo:background-color="#ffe699"/>
      <style:text-properties fo:color="#000000"/>
    </style:style>
    <style:style style:name="cf10" style:family="table-cell" style:parent-style-name="Default">
      <style:table-cell-properties fo:background-color="#f8cba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19.05mm" fo:margin-left="17.78mm" fo:margin-right="17.78mm" style:print-page-order="ttb" style:first-page-number="continue" style:scale-to="55%" style:print="charts drawings objects"/>
      <style:header-style>
        <style:header-footer-properties fo:min-height="34.22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6:30:03.41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Giovanni Galazzini</meta:initial-creator>
    <meta:creation-date>2018-11-13T09:03:38Z</meta:creation-date>
    <dc:date>2018-12-18T17:01:42.274000000</dc:date>
    <meta:editing-cycles>10</meta:editing-cycles>
    <meta:editing-duration>PT6H52M37S</meta:editing-duration>
    <meta:print-date>2018-12-13T09:32:36.046000000</meta:print-date>
    <meta:document-statistic meta:table-count="1" meta:cell-count="629" meta:object-count="0"/>
  </office:meta>
</office:document-meta>
</file>